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4000000743826A62E.png" manifest:media-type="image/png"/>
  <manifest:file-entry manifest:full-path="Pictures/10000201000000CD00000050AF874FD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Arial Black" svg:font-family="'Arial Black'"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Zurich XCn BT" svg:font-family="'Zurich XCn BT'"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Standard">
      <style:table-properties style:width="17.383cm" fo:margin-left="-0.199cm" fo:margin-top="0cm" fo:margin-bottom="0cm" style:page-number="auto" table:align="left" style:writing-mode="lr-tb"/>
    </style:style>
    <style:style style:name="Tabela1.A" style:family="table-column">
      <style:table-column-properties style:column-width="3.364cm"/>
    </style:style>
    <style:style style:name="Tabela1.B" style:family="table-column">
      <style:table-column-properties style:column-width="9.525cm"/>
    </style:style>
    <style:style style:name="Tabela1.C" style:family="table-column">
      <style:table-column-properties style:column-width="4.494cm"/>
    </style:style>
    <style:style style:name="Tabela1.1" style:family="table-row">
      <style:table-row-properties fo:keep-together="auto"/>
    </style:style>
    <style:style style:name="Tabela1.A1" style:family="table-cell">
      <style:table-cell-properties fo:background-color="#000000" fo:padding-left="0.199cm" fo:padding-right="0.191cm" fo:padding-top="0cm" fo:padding-bottom="0cm" fo:border="0.5pt solid #00000a">
        <style:background-image/>
      </style:table-cell-properties>
    </style:style>
    <style:style style:name="Tabela1.A2" style:family="table-cell">
      <style:table-cell-properties fo:padding-left="0.199cm" fo:padding-right="0.191cm" fo:padding-top="0cm" fo:padding-bottom="0cm" fo:border="0.5pt solid #00000a"/>
    </style:style>
    <style:style style:name="Tabela1.A3" style:family="table-cell">
      <style:table-cell-properties fo:padding-left="0.199cm" fo:padding-right="0.191cm" fo:padding-top="0cm" fo:padding-bottom="0cm" fo:border="0.5pt solid #00000a"/>
    </style:style>
    <style:style style:name="Tabela1.B3" style:family="table-cell">
      <style:table-cell-properties fo:padding-left="0.199cm" fo:padding-right="0.191cm" fo:padding-top="0cm" fo:padding-bottom="0cm" fo:border="0.5pt solid #00000a"/>
    </style:style>
    <style:style style:name="Tabela1.C3" style:family="table-cell">
      <style:table-cell-properties fo:padding-left="0.199cm" fo:padding-right="0.191cm" fo:padding-top="0cm" fo:padding-bottom="0cm" fo:border="0.5pt solid #00000a"/>
    </style:style>
    <style:style style:name="Tabela1.A4" style:family="table-cell">
      <style:table-cell-properties fo:padding-left="0.199cm" fo:padding-right="0.191cm" fo:padding-top="0cm" fo:padding-bottom="0cm" fo:border="0.5pt solid #00000a"/>
    </style:style>
    <style:style style:name="Tabela1.B4" style:family="table-cell">
      <style:table-cell-properties fo:padding-left="0.199cm" fo:padding-right="0.191cm" fo:padding-top="0cm" fo:padding-bottom="0cm" fo:border="0.5pt solid #00000a"/>
    </style:style>
    <style:style style:name="Tabela1.C4" style:family="table-cell">
      <style:table-cell-properties fo:padding-left="0.199cm" fo:padding-right="0.191cm" fo:padding-top="0cm" fo:padding-bottom="0cm" fo:border="0.5pt solid #00000a"/>
    </style:style>
    <style:style style:name="Tabela2" style:family="table">
      <style:table-properties style:width="17.336cm" fo:margin-left="-0.199cm" fo:margin-top="0cm" fo:margin-bottom="0cm" table:align="left" style:writing-mode="lr-tb"/>
    </style:style>
    <style:style style:name="Tabela2.A" style:family="table-column">
      <style:table-column-properties style:column-width="5.346cm"/>
    </style:style>
    <style:style style:name="Tabela2.B" style:family="table-column">
      <style:table-column-properties style:column-width="6.727cm"/>
    </style:style>
    <style:style style:name="Tabela2.C" style:family="table-column">
      <style:table-column-properties style:column-width="5.262cm"/>
    </style:style>
    <style:style style:name="Tabela2.1" style:family="table-row">
      <style:table-row-properties fo:keep-together="auto"/>
    </style:style>
    <style:style style:name="Tabela2.A1" style:family="table-cell">
      <style:table-cell-properties fo:background-color="#000000" fo:padding-left="0.199cm" fo:padding-right="0.191cm" fo:padding-top="0cm" fo:padding-bottom="0cm" fo:border="0.5pt solid #00000a">
        <style:background-image/>
      </style:table-cell-properties>
    </style:style>
    <style:style style:name="Tabela2.A2" style:family="table-cell">
      <style:table-cell-properties fo:padding-left="0.199cm" fo:padding-right="0.191cm" fo:padding-top="0cm" fo:padding-bottom="0cm" fo:border="0.5pt solid #00000a"/>
    </style:style>
    <style:style style:name="Tabela2.B2" style:family="table-cell">
      <style:table-cell-properties fo:padding-left="0.199cm" fo:padding-right="0.191cm" fo:padding-top="0cm" fo:padding-bottom="0cm" fo:border="0.5pt solid #00000a"/>
    </style:style>
    <style:style style:name="Tabela2.C2" style:family="table-cell">
      <style:table-cell-properties fo:padding-left="0.199cm" fo:padding-right="0.191cm" fo:padding-top="0cm" fo:padding-bottom="0cm" fo:border="0.5pt solid #00000a"/>
    </style:style>
    <style:style style:name="Tabela2.A3" style:family="table-cell">
      <style:table-cell-properties fo:padding-left="0.199cm" fo:padding-right="0.191cm" fo:padding-top="0cm" fo:padding-bottom="0cm" fo:border-left="0.5pt solid #00000a" fo:border-right="0.5pt solid #00000a" fo:border-top="none" fo:border-bottom="0.5pt solid #00000a"/>
    </style:style>
    <style:style style:name="Tabela2.B3" style:family="table-cell">
      <style:table-cell-properties fo:padding-left="0.199cm" fo:padding-right="0.191cm" fo:padding-top="0cm" fo:padding-bottom="0cm" fo:border-left="0.5pt solid #00000a" fo:border-right="0.5pt solid #00000a" fo:border-top="none" fo:border-bottom="0.5pt solid #00000a"/>
    </style:style>
    <style:style style:name="Tabela2.C3" style:family="table-cell">
      <style:table-cell-properties fo:padding-left="0.199cm" fo:padding-right="0.191cm" fo:padding-top="0cm" fo:padding-bottom="0cm" fo:border-left="0.5pt solid #00000a" fo:border-right="0.5pt solid #00000a" fo:border-top="none" fo:border-bottom="0.5pt solid #00000a"/>
    </style:style>
    <style:style style:name="Tabela2.A4" style:family="table-cell">
      <style:table-cell-properties fo:padding-left="0.199cm" fo:padding-right="0.191cm" fo:padding-top="0cm" fo:padding-bottom="0cm" fo:border-left="0.5pt solid #00000a" fo:border-right="0.5pt solid #00000a" fo:border-top="none" fo:border-bottom="0.5pt solid #00000a"/>
    </style:style>
    <style:style style:name="Tabela2.B4" style:family="table-cell">
      <style:table-cell-properties fo:padding-left="0.199cm" fo:padding-right="0.191cm" fo:padding-top="0cm" fo:padding-bottom="0cm" fo:border-left="0.5pt solid #00000a" fo:border-right="0.5pt solid #00000a" fo:border-top="none" fo:border-bottom="0.5pt solid #00000a"/>
    </style:style>
    <style:style style:name="Tabela2.C4" style:family="table-cell">
      <style:table-cell-properties fo:padding-left="0.199cm" fo:padding-right="0.191cm" fo:padding-top="0cm" fo:padding-bottom="0cm" fo:border-left="0.5pt solid #00000a" fo:border-right="0.5pt solid #00000a" fo:border-top="none" fo:border-bottom="0.5pt solid #00000a"/>
    </style:style>
    <style:style style:name="Tabela2.A5" style:family="table-cell">
      <style:table-cell-properties fo:padding-left="0.199cm" fo:padding-right="0.191cm" fo:padding-top="0cm" fo:padding-bottom="0cm" fo:border-left="0.5pt solid #00000a" fo:border-right="0.5pt solid #00000a" fo:border-top="none" fo:border-bottom="0.5pt solid #00000a"/>
    </style:style>
    <style:style style:name="Tabela2.B5" style:family="table-cell">
      <style:table-cell-properties fo:padding-left="0.199cm" fo:padding-right="0.191cm" fo:padding-top="0cm" fo:padding-bottom="0cm" fo:border-left="0.5pt solid #00000a" fo:border-right="0.5pt solid #00000a" fo:border-top="none" fo:border-bottom="0.5pt solid #00000a"/>
    </style:style>
    <style:style style:name="Tabela2.C5" style:family="table-cell">
      <style:table-cell-properties fo:padding-left="0.199cm" fo:padding-right="0.191cm" fo:padding-top="0cm" fo:padding-bottom="0cm" fo:border-left="0.5pt solid #00000a" fo:border-right="0.5pt solid #00000a" fo:border-top="none" fo:border-bottom="0.5pt solid #00000a"/>
    </style:style>
    <style:style style:name="Tabela2.A6" style:family="table-cell">
      <style:table-cell-properties fo:padding-left="0.199cm" fo:padding-right="0.191cm" fo:padding-top="0cm" fo:padding-bottom="0cm" fo:border-left="0.5pt solid #00000a" fo:border-right="0.5pt solid #00000a" fo:border-top="none" fo:border-bottom="0.5pt solid #00000a"/>
    </style:style>
    <style:style style:name="Tabela2.B6" style:family="table-cell">
      <style:table-cell-properties fo:padding-left="0.199cm" fo:padding-right="0.191cm" fo:padding-top="0cm" fo:padding-bottom="0cm" fo:border-left="0.5pt solid #00000a" fo:border-right="0.5pt solid #00000a" fo:border-top="none" fo:border-bottom="0.5pt solid #00000a"/>
    </style:style>
    <style:style style:name="Tabela2.C6"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Header">
      <style:paragraph-properties fo:text-align="center" style:justify-single-word="false"/>
      <style:text-properties style:font-name="Zurich XCn BT" fo:font-size="10pt" style:font-size-asian="10pt" style:font-name-complex="Arial1" style:font-size-complex="10pt"/>
    </style:style>
    <style:style style:name="P2" style:family="paragraph" style:parent-style-name="Standard">
      <style:text-properties fo:font-variant="normal" fo:text-transform="none" fo:color="#000000" style:font-name="Calibri" fo:font-size="11pt" fo:font-style="normal" officeooo:paragraph-rsid="002eed9f" style:font-size-asian="11pt" style:font-size-complex="11pt"/>
    </style:style>
    <style:style style:name="P3" style:family="paragraph" style:parent-style-name="Standard">
      <style:text-properties fo:font-variant="normal" fo:text-transform="none" fo:color="#000000" style:font-name="Calibri" fo:font-size="11pt" fo:font-style="normal" fo:font-weight="bold" officeooo:paragraph-rsid="002eed9f" style:font-size-asian="11pt" style:font-weight-asian="bold" style:font-size-complex="11pt" style:font-weight-complex="bold"/>
    </style:style>
    <style:style style:name="P4" style:family="paragraph" style:parent-style-name="Standard">
      <style:text-properties fo:font-variant="normal" fo:text-transform="none" fo:color="#303030" style:font-name="Calibri" fo:font-size="11pt" fo:font-style="normal" officeooo:paragraph-rsid="002eed9f" style:font-size-asian="11pt" style:font-size-complex="11pt"/>
    </style:style>
    <style:style style:name="P5" style:family="paragraph" style:parent-style-name="Standard">
      <style:text-properties style:font-name="Calibri" fo:font-size="11pt" style:font-size-asian="11pt" style:font-size-complex="11pt"/>
    </style:style>
    <style:style style:name="P6" style:family="paragraph" style:parent-style-name="Standard">
      <style:text-properties style:font-name="Calibri" fo:font-size="11pt" officeooo:paragraph-rsid="002cf2da" style:font-size-asian="11pt" style:font-size-complex="11pt"/>
    </style:style>
    <style:style style:name="P7" style:family="paragraph" style:parent-style-name="Standard">
      <style:text-properties style:font-name="Calibri" fo:font-size="11pt" officeooo:paragraph-rsid="002eed9f" style:font-size-asian="11pt" style:font-size-complex="11pt"/>
    </style:style>
    <style:style style:name="P8" style:family="paragraph" style:parent-style-name="Standard">
      <style:paragraph-properties fo:text-align="justify" style:justify-single-word="false"/>
      <style:text-properties style:font-name="Calibri" fo:font-size="11pt" style:font-size-asian="11pt" style:font-size-complex="11pt"/>
    </style:style>
    <style:style style:name="P9" style:family="paragraph" style:parent-style-name="Standard">
      <style:text-properties style:font-name="Calibri" fo:font-size="11pt" fo:background-color="transparent" style:font-size-asian="11pt" style:font-size-complex="11pt"/>
    </style:style>
    <style:style style:name="P10" style:family="paragraph" style:parent-style-name="Standard">
      <style:text-properties style:font-name="Calibri" fo:font-size="11pt" officeooo:paragraph-rsid="00215983" fo:background-color="transparent" style:font-size-asian="11pt" style:font-size-complex="11pt"/>
    </style:style>
    <style:style style:name="P11" style:family="paragraph" style:parent-style-name="Standard">
      <style:text-properties style:font-name="Calibri" fo:font-size="11pt" fo:background-color="#ffff00" style:font-size-asian="11pt" style:font-size-complex="11pt"/>
    </style:style>
    <style:style style:name="P12" style:family="paragraph" style:parent-style-name="Standard">
      <style:text-properties style:font-name="Arial" style:font-name-complex="Arial1"/>
    </style:style>
    <style:style style:name="P13" style:family="paragraph" style:parent-style-name="Standard">
      <style:paragraph-properties fo:text-align="center" style:justify-single-word="false"/>
      <style:text-properties fo:color="#ffffff" style:font-name="Calibri" fo:font-size="11pt" style:font-size-asian="11pt" style:font-name-complex="Arial1" style:font-size-complex="11pt"/>
    </style:style>
    <style:style style:name="P14" style:family="paragraph" style:parent-style-name="Footer">
      <style:paragraph-properties>
        <style:tab-stops>
          <style:tab-stop style:position="9.502cm" style:type="center"/>
          <style:tab-stop style:position="17.002cm" style:type="right"/>
        </style:tab-stops>
      </style:paragraph-properties>
    </style:style>
    <style:style style:name="P15" style:family="paragraph" style:parent-style-name="Footer">
      <style:paragraph-properties>
        <style:tab-stops>
          <style:tab-stop style:position="9.502cm" style:type="center"/>
          <style:tab-stop style:position="19.002cm" style:type="right"/>
        </style:tab-stops>
      </style:paragraph-properties>
      <style:text-properties style:font-name="Zurich XCn BT" fo:font-size="8pt" style:font-size-asian="8pt"/>
    </style:style>
    <style:style style:name="P16" style:family="paragraph" style:parent-style-name="Standard">
      <style:paragraph-properties fo:margin-top="0.071cm" fo:margin-bottom="0.071cm" loext:contextual-spacing="false" fo:text-align="center" style:justify-single-word="false"/>
    </style:style>
    <style:style style:name="P17" style:family="paragraph" style:parent-style-name="Standard">
      <style:paragraph-properties fo:margin-top="0.071cm" fo:margin-bottom="0.071cm" loext:contextual-spacing="false" fo:text-align="center" style:justify-single-word="false"/>
      <style:text-properties style:font-name="Arial Black" fo:font-style="italic" officeooo:rsid="001ee19c" officeooo:paragraph-rsid="001ee19c" style:font-style-asian="italic" style:font-name-complex="Arial1"/>
    </style:style>
    <style:style style:name="P18" style:family="paragraph" style:parent-style-name="Standard">
      <style:paragraph-properties fo:margin-left="0cm" fo:margin-right="0cm" fo:text-indent="1.251cm" style:auto-text-indent="false"/>
      <style:text-properties style:font-name="Calibri" fo:font-size="11pt" fo:font-weight="bold" style:font-size-asian="11pt" style:font-weight-asian="bold" style:font-size-complex="11pt"/>
    </style:style>
    <style:style style:name="P19" style:family="paragraph" style:parent-style-name="Standard">
      <style:paragraph-properties fo:margin-left="0cm" fo:margin-right="0cm" fo:text-indent="1.251cm" style:auto-text-indent="false"/>
      <style:text-properties style:font-name="Calibri" fo:font-size="11pt" fo:font-weight="bold" fo:background-color="transparent" style:font-size-asian="11pt" style:font-weight-asian="bold" style:font-size-complex="11pt"/>
    </style:style>
    <style:style style:name="P20" style:family="paragraph" style:parent-style-name="Standard">
      <style:paragraph-properties fo:margin-left="0cm" fo:margin-right="0cm" fo:text-indent="1.251cm" style:auto-text-indent="false"/>
      <style:text-properties style:font-name="Calibri" fo:font-size="11pt" style:font-size-asian="11pt" style:font-size-complex="11pt"/>
    </style:style>
    <style:style style:name="P21" style:family="paragraph" style:parent-style-name="Standard">
      <style:paragraph-properties fo:margin-left="0cm" fo:margin-right="0cm" fo:text-align="justify" style:justify-single-word="false" fo:text-indent="1.251cm" style:auto-text-indent="false"/>
      <style:text-properties style:font-name="Calibri" fo:font-size="11pt" officeooo:rsid="0025172e" officeooo:paragraph-rsid="0025172e" style:font-size-asian="11pt" style:font-size-complex="11pt"/>
    </style:style>
    <style:style style:name="P22" style:family="paragraph" style:parent-style-name="Standard">
      <style:paragraph-properties fo:margin-left="0cm" fo:margin-right="0cm" fo:text-indent="1.251cm" style:auto-text-indent="false"/>
      <style:text-properties style:font-name="Calibri" fo:font-size="11pt" officeooo:paragraph-rsid="0025172e" style:font-size-asian="11pt" style:font-size-complex="11pt"/>
    </style:style>
    <style:style style:name="P23" style:family="paragraph" style:parent-style-name="Standard">
      <style:paragraph-properties fo:margin-left="0.635cm" fo:margin-right="0cm" fo:text-indent="1.251cm" style:auto-text-indent="false"/>
      <style:text-properties style:font-name="Calibri" fo:font-size="11pt" officeooo:rsid="00215983" officeooo:paragraph-rsid="00215983" style:font-size-asian="11pt" style:font-size-complex="11pt"/>
    </style:style>
    <style:style style:name="P24" style:family="paragraph" style:parent-style-name="Standard">
      <style:paragraph-properties fo:margin-left="0.635cm" fo:margin-right="0cm" fo:text-indent="1.251cm" style:auto-text-indent="false" fo:background-color="transparent">
        <style:background-image/>
      </style:paragraph-properties>
      <style:text-properties style:font-name="Calibri" fo:font-size="11pt" officeooo:rsid="00349e27" officeooo:paragraph-rsid="00349e27" fo:background-color="transparent" style:font-size-asian="11pt" style:font-size-complex="11pt"/>
    </style:style>
    <style:style style:name="P25" style:family="paragraph" style:parent-style-name="Standard">
      <style:paragraph-properties fo:margin-left="1.886cm" fo:margin-right="0cm" fo:text-indent="0cm" style:auto-text-indent="false"/>
      <style:text-properties style:font-name="Calibri" fo:font-size="11pt" fo:background-color="transparent" style:font-size-asian="11pt" style:font-size-complex="11pt"/>
    </style:style>
    <style:style style:name="P26" style:family="paragraph" style:parent-style-name="Standard">
      <style:paragraph-properties fo:margin-left="1.886cm" fo:margin-right="0cm" fo:text-indent="0cm" style:auto-text-indent="false"/>
      <style:text-properties style:font-name="Calibri" fo:font-size="11pt" officeooo:rsid="00223c3d" officeooo:paragraph-rsid="00223c3d" fo:background-color="transparent" style:font-size-asian="11pt" style:font-size-complex="11pt"/>
    </style:style>
    <style:style style:name="P27" style:family="paragraph" style:parent-style-name="Standard">
      <style:paragraph-properties fo:margin-left="1.886cm" fo:margin-right="0cm" fo:text-indent="0cm" style:auto-text-indent="false"/>
      <style:text-properties style:font-name="Calibri" fo:font-size="11pt" officeooo:rsid="0024297c" officeooo:paragraph-rsid="0024297c" fo:background-color="transparent" style:font-size-asian="11pt" style:font-size-complex="11pt"/>
    </style:style>
    <style:style style:name="P28" style:family="paragraph" style:parent-style-name="Standard">
      <style:paragraph-properties fo:margin-left="1.886cm" fo:margin-right="0cm" fo:text-indent="0cm" style:auto-text-indent="false"/>
      <style:text-properties style:font-name="Calibri" fo:font-size="11pt" officeooo:paragraph-rsid="0024297c" fo:background-color="transparent" style:font-size-asian="11pt" style:font-size-complex="11pt"/>
    </style:style>
    <style:style style:name="P29" style:family="paragraph" style:parent-style-name="Standard">
      <style:paragraph-properties fo:margin-left="1.886cm" fo:margin-right="0cm" fo:text-indent="0cm" style:auto-text-indent="false"/>
      <style:text-properties style:font-name="Calibri" fo:font-size="11pt" officeooo:rsid="002fa05f" officeooo:paragraph-rsid="002fa05f" fo:background-color="transparent" style:font-size-asian="11pt" style:font-size-complex="11pt"/>
    </style:style>
    <style:style style:name="P30" style:family="paragraph" style:parent-style-name="Standard">
      <style:paragraph-properties fo:margin-left="1.886cm" fo:margin-right="0cm" fo:text-align="justify" style:justify-single-word="false" fo:text-indent="0cm" style:auto-text-indent="false"/>
      <style:text-properties style:font-name="Calibri" fo:font-size="11pt" officeooo:rsid="002fa05f" officeooo:paragraph-rsid="002fa05f" fo:background-color="transparent" style:font-size-asian="11pt" style:font-size-complex="11pt"/>
    </style:style>
    <style:style style:name="P31" style:family="paragraph" style:parent-style-name="Standard">
      <style:paragraph-properties fo:margin-left="1.886cm" fo:margin-right="0cm" fo:text-align="justify" style:justify-single-word="false" fo:text-indent="0cm" style:auto-text-indent="false"/>
      <style:text-properties style:font-name="Calibri" fo:font-size="11pt" officeooo:rsid="00148aba" officeooo:paragraph-rsid="002fa05f" fo:background-color="transparent" style:font-size-asian="11pt" style:font-size-complex="11pt"/>
    </style:style>
    <style:style style:name="P32" style:family="paragraph" style:parent-style-name="Standard">
      <style:paragraph-properties fo:margin-left="1.886cm" fo:margin-right="0cm" fo:text-align="justify" style:justify-single-word="false" fo:text-indent="0cm" style:auto-text-indent="false"/>
      <style:text-properties style:font-name="Calibri" fo:font-size="11pt" officeooo:rsid="001685f0" officeooo:paragraph-rsid="002fa05f" fo:background-color="transparent" style:font-size-asian="11pt" style:font-size-complex="11pt"/>
    </style:style>
    <style:style style:name="P33" style:family="paragraph" style:parent-style-name="Standard">
      <style:paragraph-properties fo:margin-left="1.886cm" fo:margin-right="0cm" fo:text-align="justify" style:justify-single-word="false" fo:text-indent="0cm" style:auto-text-indent="false"/>
      <style:text-properties style:font-name="Calibri" fo:font-size="11pt" officeooo:rsid="001d17ce" officeooo:paragraph-rsid="002fa05f" fo:background-color="transparent" style:font-size-asian="11pt" style:font-size-complex="11pt"/>
    </style:style>
    <style:style style:name="P34" style:family="paragraph" style:parent-style-name="Standard">
      <style:paragraph-properties fo:margin-left="1.886cm" fo:margin-right="0cm" fo:text-align="justify" style:justify-single-word="false" fo:text-indent="0cm" style:auto-text-indent="false"/>
      <style:text-properties style:font-name="Calibri" fo:font-size="11pt" officeooo:rsid="001d58d2" officeooo:paragraph-rsid="002fa05f" fo:background-color="transparent" style:font-size-asian="11pt" style:font-size-complex="11pt"/>
    </style:style>
    <style:style style:name="P35" style:family="paragraph" style:parent-style-name="Standard">
      <style:paragraph-properties fo:margin-left="1.886cm" fo:margin-right="0cm" fo:text-indent="0cm" style:auto-text-indent="false"/>
      <style:text-properties style:font-name="Calibri" fo:font-size="11pt" officeooo:rsid="00215983" fo:background-color="transparent" style:font-size-asian="11pt" style:font-size-complex="11pt"/>
    </style:style>
    <style:style style:name="P36" style:family="paragraph" style:parent-style-name="Standard">
      <style:paragraph-properties fo:margin-left="1.886cm" fo:margin-right="0cm" fo:text-indent="0cm" style:auto-text-indent="false"/>
      <style:text-properties style:font-name="Calibri" fo:font-size="11pt" officeooo:rsid="0024b85f" fo:background-color="transparent" style:font-size-asian="11pt" style:font-size-complex="11pt"/>
    </style:style>
    <style:style style:name="P37" style:family="paragraph" style:parent-style-name="Standard">
      <style:paragraph-properties fo:margin-left="1.886cm" fo:margin-right="0cm" fo:text-indent="0cm" style:auto-text-indent="false"/>
      <style:text-properties style:font-name="Calibri" fo:font-size="11pt" style:font-size-asian="11pt" style:font-size-complex="11pt"/>
    </style:style>
    <style:style style:name="P38" style:family="paragraph" style:parent-style-name="Standard">
      <style:paragraph-properties fo:margin-left="1.886cm" fo:margin-right="0cm" fo:text-indent="0cm" style:auto-text-indent="false"/>
      <style:text-properties style:font-name="Calibri" fo:font-size="11pt" fo:font-weight="bold" style:font-size-asian="11pt" style:font-weight-asian="bold" style:font-size-complex="11pt"/>
    </style:style>
    <style:style style:name="P39" style:family="paragraph" style:parent-style-name="Standard">
      <style:paragraph-properties fo:margin-left="1.886cm" fo:margin-right="0cm" fo:text-align="justify" style:justify-single-word="false" fo:text-indent="0cm" style:auto-text-indent="false"/>
      <style:text-properties style:font-name="Calibri" fo:font-size="11pt" fo:font-weight="bold" officeooo:rsid="00148aba" officeooo:paragraph-rsid="002fa05f" fo:background-color="transparent" style:font-size-asian="11pt" style:font-weight-asian="bold" style:font-size-complex="11pt" style:font-weight-complex="bold"/>
    </style:style>
    <style:style style:name="P40" style:family="paragraph" style:parent-style-name="Standard">
      <style:paragraph-properties fo:margin-left="1.886cm" fo:margin-right="0cm" fo:text-indent="0cm" style:auto-text-indent="false"/>
      <style:text-properties style:font-name="Calibri" fo:font-size="11pt" fo:font-weight="bold" officeooo:rsid="002fa05f" officeooo:paragraph-rsid="002fa05f" fo:background-color="transparent" style:font-size-asian="11pt" style:font-weight-asian="bold" style:font-size-complex="11pt" style:font-weight-complex="bold"/>
    </style:style>
    <style:style style:name="P41" style:family="paragraph" style:parent-style-name="Standard">
      <style:paragraph-properties fo:margin-left="1.886cm" fo:margin-right="0cm" fo:text-align="justify" style:justify-single-word="false" fo:text-indent="0cm" style:auto-text-indent="false"/>
      <style:text-properties style:font-name="Calibri" fo:font-size="11pt" fo:font-weight="bold" officeooo:rsid="002fa05f" officeooo:paragraph-rsid="002fa05f" fo:background-color="transparent" style:font-size-asian="11pt" style:font-weight-asian="bold" style:font-size-complex="11pt" style:font-weight-complex="bold"/>
    </style:style>
    <style:style style:name="P42" style:family="paragraph" style:parent-style-name="Standard">
      <style:paragraph-properties fo:margin-left="1.886cm" fo:margin-right="0cm" fo:text-align="justify" style:justify-single-word="false" fo:text-indent="0cm" style:auto-text-indent="false"/>
      <style:text-properties style:font-name="Calibri" fo:font-size="11pt" fo:font-weight="bold" officeooo:rsid="0018cb3f" officeooo:paragraph-rsid="002fa05f" fo:background-color="transparent" style:font-size-asian="11pt" style:font-weight-asian="bold" style:font-size-complex="11pt" style:font-weight-complex="bold"/>
    </style:style>
    <style:style style:name="P43" style:family="paragraph" style:parent-style-name="Standard">
      <style:paragraph-properties fo:margin-left="1.886cm" fo:margin-right="0cm" fo:text-align="justify" style:justify-single-word="false" fo:text-indent="0cm" style:auto-text-indent="false"/>
      <style:text-properties style:font-name="Calibri" fo:font-size="11pt" fo:font-weight="bold" officeooo:rsid="0016f582" officeooo:paragraph-rsid="002fa05f" fo:background-color="transparent" style:font-size-asian="11pt" style:font-weight-asian="bold" style:font-size-complex="11pt" style:font-weight-complex="bold"/>
    </style:style>
    <style:style style:name="P44" style:family="paragraph" style:parent-style-name="Standard">
      <style:paragraph-properties fo:margin-left="1.886cm" fo:margin-right="0cm" fo:text-align="justify" style:justify-single-word="false" fo:text-indent="0cm" style:auto-text-indent="false"/>
      <style:text-properties style:font-name="Calibri" fo:font-size="11pt" fo:font-weight="bold" officeooo:rsid="001b19a9" officeooo:paragraph-rsid="002fa05f" fo:background-color="transparent" style:font-size-asian="11pt" style:font-weight-asian="bold" style:font-size-complex="11pt" style:font-weight-complex="bold"/>
    </style:style>
    <style:style style:name="P45"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148aba" officeooo:paragraph-rsid="002fa05f" fo:background-color="transparent" style:font-size-asian="11pt" style:font-weight-asian="normal" style:font-size-complex="11pt" style:font-weight-complex="normal"/>
    </style:style>
    <style:style style:name="P46"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2fa05f" officeooo:paragraph-rsid="002fa05f" fo:background-color="transparent" style:font-size-asian="11pt" style:font-weight-asian="normal" style:font-size-complex="11pt" style:font-weight-complex="normal"/>
    </style:style>
    <style:style style:name="P47" style:family="paragraph" style:parent-style-name="Standard">
      <style:paragraph-properties fo:margin-left="1.886cm" fo:margin-right="0cm" fo:text-indent="0cm" style:auto-text-indent="false"/>
      <style:text-properties style:font-name="Calibri" fo:font-size="11pt" fo:font-weight="normal" officeooo:rsid="002fa05f" officeooo:paragraph-rsid="002fa05f" fo:background-color="transparent" style:font-size-asian="11pt" style:font-weight-asian="normal" style:font-size-complex="11pt" style:font-weight-complex="normal"/>
    </style:style>
    <style:style style:name="P48"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1b6c3a" officeooo:paragraph-rsid="002fa05f" fo:background-color="transparent" style:font-size-asian="11pt" style:font-weight-asian="normal" style:font-size-complex="11pt" style:font-weight-complex="normal"/>
    </style:style>
    <style:style style:name="P49"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1b73f1" officeooo:paragraph-rsid="002fa05f" fo:background-color="transparent" style:font-size-asian="11pt" style:font-weight-asian="normal" style:font-size-complex="11pt" style:font-weight-complex="normal"/>
    </style:style>
    <style:style style:name="P50"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1d17ce" officeooo:paragraph-rsid="002fa05f" fo:background-color="transparent" style:font-size-asian="11pt" style:font-weight-asian="normal" style:font-size-complex="11pt" style:font-weight-complex="normal"/>
    </style:style>
    <style:style style:name="P51"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1d58d2" officeooo:paragraph-rsid="002fa05f" fo:background-color="transparent" style:font-size-asian="11pt" style:font-weight-asian="normal" style:font-size-complex="11pt" style:font-weight-complex="normal"/>
    </style:style>
    <style:style style:name="P52"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244484" officeooo:paragraph-rsid="002fa05f" fo:background-color="transparent" style:font-size-asian="11pt" style:font-weight-asian="normal" style:font-size-complex="11pt" style:font-weight-complex="normal"/>
    </style:style>
    <style:style style:name="P53"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1eb1be" officeooo:paragraph-rsid="002fa05f" fo:background-color="transparent" style:font-size-asian="11pt" style:font-weight-asian="normal" style:font-size-complex="11pt" style:font-weight-complex="normal"/>
    </style:style>
    <style:style style:name="P54"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20a4e6" officeooo:paragraph-rsid="002fa05f" fo:background-color="transparent" style:font-size-asian="11pt" style:font-weight-asian="normal" style:font-size-complex="11pt" style:font-weight-complex="normal"/>
    </style:style>
    <style:style style:name="P55"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24aad1" officeooo:paragraph-rsid="002fa05f" fo:background-color="transparent" style:font-size-asian="11pt" style:font-weight-asian="normal" style:font-size-complex="11pt" style:font-weight-complex="normal"/>
    </style:style>
    <style:style style:name="P56" style:family="paragraph" style:parent-style-name="Standard">
      <style:paragraph-properties fo:margin-left="1.886cm" fo:margin-right="0cm" fo:text-align="justify" style:justify-single-word="false" fo:text-indent="0cm" style:auto-text-indent="false"/>
      <style:text-properties style:font-name="Calibri" fo:font-size="11pt" fo:font-weight="normal" officeooo:rsid="001b19a9" officeooo:paragraph-rsid="002fa05f" fo:background-color="transparent" style:font-size-asian="11pt" style:font-weight-asian="normal" style:font-size-complex="11pt" style:font-weight-complex="normal"/>
    </style:style>
    <style:style style:name="P57" style:family="paragraph" style:parent-style-name="Standard">
      <style:paragraph-properties fo:margin-left="0cm" fo:margin-right="0cm" fo:text-indent="0cm" style:auto-text-indent="false"/>
      <style:text-properties fo:font-variant="normal" fo:text-transform="none" fo:color="#303030" style:font-name="Calibri" fo:font-size="11pt" fo:font-style="normal" style:font-size-asian="11pt" style:font-size-complex="11pt"/>
    </style:style>
    <style:style style:name="P58" style:family="paragraph" style:parent-style-name="Standard">
      <style:paragraph-properties fo:margin-left="0cm" fo:margin-right="0cm" fo:text-align="justify" style:justify-single-word="false" fo:text-indent="0cm" style:auto-text-indent="false"/>
      <style:text-properties style:font-name="Calibri" fo:font-size="11pt" officeooo:rsid="0025172e" officeooo:paragraph-rsid="0025172e" style:font-size-asian="11pt" style:font-size-complex="11pt"/>
    </style:style>
    <style:style style:name="P59" style:family="paragraph" style:parent-style-name="heading_20_1_20_w_2f__20_lines">
      <style:paragraph-properties fo:margin-top="0.212cm" fo:margin-bottom="0cm" loext:contextual-spacing="false" style:line-height-at-least="0.423cm" fo:keep-with-next="auto">
        <style:tab-stops/>
      </style:paragraph-properties>
      <style:text-properties style:font-name="Calibri" fo:font-size="11pt" style:font-size-asian="11pt" style:font-size-complex="11pt"/>
    </style:style>
    <style:style style:name="P60" style:family="paragraph" style:parent-style-name="Standard" style:list-style-name="WWNum9">
      <style:text-properties style:font-name="Calibri" fo:font-size="11pt" fo:font-style="italic" fo:font-weight="bold" officeooo:rsid="00208fe0" officeooo:paragraph-rsid="00349e27" style:font-size-asian="11pt" style:font-style-asian="italic" style:font-weight-asian="bold" style:font-name-complex="Arial1" style:font-size-complex="11pt"/>
    </style:style>
    <style:style style:name="P61" style:family="paragraph" style:parent-style-name="Standard" style:list-style-name="WWNum9">
      <style:text-properties style:font-name="Calibri" fo:font-size="11pt" fo:font-style="italic" fo:font-weight="bold" style:font-size-asian="11pt" style:font-style-asian="italic" style:font-weight-asian="bold" style:font-name-complex="Arial1" style:font-size-complex="11pt"/>
    </style:style>
    <style:style style:name="P62" style:family="paragraph" style:parent-style-name="Standard" style:list-style-name="WWNum9">
      <style:text-properties style:font-name="Calibri" fo:font-size="11pt" fo:font-style="italic" fo:font-weight="bold" officeooo:paragraph-rsid="0024297c" style:font-size-asian="11pt" style:font-style-asian="italic" style:font-weight-asian="bold" style:font-name-complex="Arial1" style:font-size-complex="11pt"/>
    </style:style>
    <style:style style:name="P63" style:family="paragraph" style:parent-style-name="Standard" style:list-style-name="WWNum9">
      <style:text-properties style:font-name="Calibri" fo:font-size="11pt" fo:font-style="italic" fo:font-weight="bold" officeooo:paragraph-rsid="002c602e" style:font-size-asian="11pt" style:font-style-asian="italic" style:font-weight-asian="bold" style:font-name-complex="Arial1" style:font-size-complex="11pt"/>
    </style:style>
    <style:style style:name="P64" style:family="paragraph" style:parent-style-name="Standard" style:list-style-name="WWNum9">
      <style:text-properties style:font-name="Calibri" fo:font-size="11pt" fo:font-style="italic" fo:font-weight="bold" officeooo:rsid="002cf2da" officeooo:paragraph-rsid="002cf2da" style:font-size-asian="11pt" style:font-style-asian="italic" style:font-weight-asian="bold" style:font-name-complex="Arial1" style:font-size-complex="11pt"/>
    </style:style>
    <style:style style:name="P65" style:family="paragraph" style:parent-style-name="Standard">
      <style:text-properties style:font-name="Calibri" fo:font-size="11pt" fo:font-style="italic" fo:font-weight="bold" officeooo:paragraph-rsid="002c602e" style:font-size-asian="11pt" style:font-style-asian="italic" style:font-weight-asian="bold" style:font-name-complex="Arial1" style:font-size-complex="11pt"/>
    </style:style>
    <style:style style:name="P66" style:family="paragraph" style:parent-style-name="Standard" style:list-style-name="WWNum9">
      <style:text-properties style:font-name="Calibri" fo:font-size="11pt" style:font-size-asian="11pt" style:font-size-complex="11pt"/>
    </style:style>
    <style:style style:name="P67" style:family="paragraph" style:parent-style-name="Standard" style:list-style-name="WWNum9">
      <style:text-properties style:font-name="Calibri" fo:font-size="11pt" officeooo:paragraph-rsid="002cf2da" style:font-size-asian="11pt" style:font-size-complex="11pt"/>
    </style:style>
    <style:style style:name="P68" style:family="paragraph" style:parent-style-name="Standard" style:list-style-name="WWNum11">
      <style:text-properties style:font-name="Calibri" fo:font-size="11pt" officeooo:rsid="0024b85f" officeooo:paragraph-rsid="0024b85f" style:font-size-asian="11pt" style:font-size-complex="11pt"/>
    </style:style>
    <style:style style:name="P69" style:family="paragraph" style:parent-style-name="Standard" style:list-style-name="L1">
      <style:text-properties style:font-name="Calibri" fo:font-size="11pt" officeooo:paragraph-rsid="002cf2da" style:font-size-asian="11pt" style:font-size-complex="11pt"/>
    </style:style>
    <style:style style:name="P70" style:family="paragraph" style:parent-style-name="Standard" style:list-style-name="WWNum10">
      <style:text-properties style:font-name="Calibri" fo:font-size="11pt" officeooo:paragraph-rsid="00215983" fo:background-color="transparent" style:font-size-asian="11pt" style:font-size-complex="11pt"/>
    </style:style>
    <style:style style:name="P71" style:family="paragraph" style:parent-style-name="Standard" style:list-style-name="WWNum10">
      <style:text-properties style:font-name="Calibri" fo:font-size="11pt" officeooo:rsid="00215983" officeooo:paragraph-rsid="00215983" fo:background-color="transparent" style:font-size-asian="11pt" style:font-size-complex="11pt"/>
    </style:style>
    <style:style style:name="P72" style:family="paragraph" style:parent-style-name="Standard" style:list-style-name="WWNum11">
      <style:text-properties style:font-name="Calibri" fo:font-size="11pt" officeooo:rsid="0024b85f" officeooo:paragraph-rsid="0024b85f" fo:background-color="transparent" style:font-size-asian="11pt" style:font-size-complex="11pt"/>
    </style:style>
    <style:style style:name="P73" style:family="paragraph" style:parent-style-name="Standard" style:list-style-name="WWNum9">
      <style:paragraph-properties fo:text-align="justify" style:justify-single-word="false"/>
      <style:text-properties style:font-name="Calibri" fo:font-size="11pt" fo:background-color="transparent" style:font-size-asian="11pt" style:font-size-complex="11pt"/>
    </style:style>
    <style:style style:name="P74" style:family="paragraph" style:parent-style-name="Standard" style:list-style-name="WWNum9">
      <style:paragraph-properties fo:text-align="justify" style:justify-single-word="false"/>
      <style:text-properties style:font-name="Calibri" fo:font-size="11pt" officeooo:rsid="0025172e" fo:background-color="transparent" style:font-size-asian="11pt" style:font-size-complex="11pt"/>
    </style:style>
    <style:style style:name="P75" style:family="paragraph" style:parent-style-name="Standard" style:list-style-name="WWNum14">
      <style:text-properties style:font-name="Calibri" fo:font-size="11pt" fo:background-color="transparent" style:font-size-asian="11pt" style:font-size-complex="11pt"/>
    </style:style>
    <style:style style:name="P76" style:family="paragraph" style:parent-style-name="Standard" style:list-style-name="WWNum14">
      <style:text-properties style:font-name="Calibri" fo:font-size="11pt" officeooo:paragraph-rsid="002c602e" fo:background-color="transparent" style:font-size-asian="11pt" style:font-size-complex="11pt"/>
    </style:style>
    <style:style style:name="P77" style:family="paragraph" style:parent-style-name="Standard" style:list-style-name="WWNum14">
      <style:text-properties style:font-name="Calibri" fo:font-size="11pt" officeooo:rsid="002c602e" fo:background-color="transparent" style:font-size-asian="11pt" style:font-size-complex="11pt"/>
    </style:style>
    <style:style style:name="P78" style:family="paragraph" style:parent-style-name="Standard" style:list-style-name="WWNum14">
      <style:text-properties style:font-name="Calibri" fo:font-size="11pt" officeooo:rsid="002c602e" officeooo:paragraph-rsid="002c602e" fo:background-color="transparent" style:font-size-asian="11pt" style:font-size-complex="11pt"/>
    </style:style>
    <style:style style:name="P79" style:family="paragraph" style:parent-style-name="Standard" style:list-style-name="WWNum9">
      <style:text-properties style:font-name="Calibri" fo:font-size="11pt" officeooo:rsid="002ca771" officeooo:paragraph-rsid="002ca771" fo:background-color="transparent" style:font-size-asian="11pt" style:font-size-complex="11pt"/>
    </style:style>
    <style:style style:name="P80" style:family="paragraph" style:parent-style-name="Standard" style:list-style-name="WWNum9">
      <style:text-properties fo:font-variant="normal" fo:text-transform="none" fo:color="#000000" style:font-name="Calibri" fo:font-size="11pt" fo:font-style="normal" officeooo:paragraph-rsid="002cf2da" style:font-size-asian="11pt" style:font-size-complex="11pt"/>
    </style:style>
    <style:style style:name="P81" style:family="paragraph" style:parent-style-name="Standard" style:list-style-name="L3">
      <style:text-properties fo:font-variant="normal" fo:text-transform="none" fo:color="#000000" style:font-name="Calibri" fo:font-size="11pt" fo:font-style="normal" officeooo:paragraph-rsid="002eed9f" style:font-size-asian="11pt" style:font-size-complex="11pt"/>
    </style:style>
    <style:style style:name="P82" style:family="paragraph" style:parent-style-name="Standard" style:list-style-name="L4">
      <style:text-properties fo:font-variant="normal" fo:text-transform="none" fo:color="#000000" style:font-name="Calibri" fo:font-size="11pt" fo:font-style="normal" officeooo:paragraph-rsid="002eed9f" style:font-size-asian="11pt" style:font-size-complex="11pt"/>
    </style:style>
    <style:style style:name="P83" style:family="paragraph" style:parent-style-name="Standard" style:list-style-name="L5">
      <style:text-properties fo:font-variant="normal" fo:text-transform="none" fo:color="#000000" style:font-name="Calibri" fo:font-size="11pt" fo:font-style="normal" officeooo:paragraph-rsid="002eed9f" style:font-size-asian="11pt" style:font-size-complex="11pt"/>
    </style:style>
    <style:style style:name="P84" style:family="paragraph" style:parent-style-name="Standard" style:list-style-name="L1">
      <style:text-properties fo:font-variant="normal" fo:text-transform="none" fo:color="#303030" style:font-name="Calibri" fo:font-size="11pt" fo:font-style="normal" officeooo:paragraph-rsid="002cf2da" style:font-size-asian="11pt" style:font-size-complex="11pt"/>
    </style:style>
    <style:style style:name="P85" style:family="paragraph" style:parent-style-name="Standard" style:list-style-name="L2">
      <style:text-properties fo:font-variant="normal" fo:text-transform="none" fo:color="#303030" style:font-name="Calibri" fo:font-size="11pt" fo:font-style="normal" officeooo:paragraph-rsid="002eed9f" style:font-size-asian="11pt" style:font-size-complex="11pt"/>
    </style:style>
    <style:style style:name="P86" style:family="paragraph">
      <style:paragraph-properties fo:text-align="center"/>
    </style:style>
    <style:style style:name="T1" style:family="text">
      <style:text-properties style:font-name="Zurich XCn BT" fo:font-size="8pt" style:font-size-asian="8pt"/>
    </style:style>
    <style:style style:name="T2" style:family="text">
      <style:text-properties style:font-name="Zurich XCn BT" fo:font-size="9pt" style:font-size-asian="9pt"/>
    </style:style>
    <style:style style:name="T3" style:family="text">
      <style:text-properties fo:color="#ffffff" style:font-name="Arial Black" fo:font-size="14pt" officeooo:rsid="001ee19c" style:font-size-asian="14pt" style:font-name-complex="Arial1" style:font-size-complex="14pt"/>
    </style:style>
    <style:style style:name="T4" style:family="text">
      <style:text-properties style:font-name="Arial" style:font-name-complex="Arial1"/>
    </style:style>
    <style:style style:name="T5" style:family="text">
      <style:text-properties style:font-name="Arial" officeooo:rsid="001ee19c" style:font-name-complex="Arial1"/>
    </style:style>
    <style:style style:name="T6" style:family="text">
      <style:text-properties style:font-name="Arial" officeooo:rsid="00208fe0" style:font-name-complex="Arial1"/>
    </style:style>
    <style:style style:name="T7" style:family="text">
      <style:text-properties style:font-name="Arial" officeooo:rsid="00223c3d" style:font-name-complex="Arial1"/>
    </style:style>
    <style:style style:name="T8" style:family="text">
      <style:text-properties fo:font-weight="bold" style:font-weight-asian="bold"/>
    </style:style>
    <style:style style:name="T9" style:family="text">
      <style:text-properties fo:font-weight="bold" officeooo:rsid="00270f24" style:font-weight-asian="bold"/>
    </style:style>
    <style:style style:name="T10" style:family="text">
      <style:text-properties fo:font-weight="bold" style:font-weight-asian="bold" style:font-weight-complex="bold"/>
    </style:style>
    <style:style style:name="T11" style:family="text">
      <style:text-properties fo:font-weight="bold" officeooo:rsid="00189ea2" style:font-weight-asian="bold" style:font-weight-complex="bold"/>
    </style:style>
    <style:style style:name="T12" style:family="text">
      <style:text-properties officeooo:rsid="00215983"/>
    </style:style>
    <style:style style:name="T13" style:family="text">
      <style:text-properties officeooo:rsid="0024297c"/>
    </style:style>
    <style:style style:name="T14" style:family="text">
      <style:text-properties officeooo:rsid="0024b85f"/>
    </style:style>
    <style:style style:name="T15" style:family="text">
      <style:text-properties fo:background-color="transparent" loext:char-shading-value="0"/>
    </style:style>
    <style:style style:name="T16" style:family="text">
      <style:text-properties officeooo:rsid="00270f24"/>
    </style:style>
    <style:style style:name="T17" style:family="text">
      <style:text-properties officeooo:rsid="0028db59"/>
    </style:style>
    <style:style style:name="T18" style:family="text">
      <style:text-properties fo:font-weight="normal" style:font-weight-asian="normal" style:font-weight-complex="normal"/>
    </style:style>
    <style:style style:name="T19" style:family="text">
      <style:text-properties fo:font-weight="normal" officeooo:rsid="00270f24" style:font-weight-asian="normal" style:font-weight-complex="normal"/>
    </style:style>
    <style:style style:name="T20" style:family="text">
      <style:text-properties fo:font-weight="normal" officeooo:rsid="0028db59" style:font-weight-asian="normal" style:font-weight-complex="normal"/>
    </style:style>
    <style:style style:name="T21" style:family="text">
      <style:text-properties fo:font-weight="normal" officeooo:rsid="001eb1be" style:font-weight-asian="normal" style:font-weight-complex="normal"/>
    </style:style>
    <style:style style:name="T22" style:family="text">
      <style:text-properties fo:font-weight="normal" officeooo:rsid="001f3e12" style:font-weight-asian="normal" style:font-weight-complex="normal"/>
    </style:style>
    <style:style style:name="T23" style:family="text">
      <style:text-properties officeooo:rsid="002a9884"/>
    </style:style>
    <style:style style:name="T24" style:family="text">
      <style:text-properties officeooo:rsid="002c602e"/>
    </style:style>
    <style:style style:name="T25" style:family="text">
      <style:text-properties officeooo:rsid="002cf2da"/>
    </style:style>
    <style:style style:name="T26" style:family="text">
      <style:text-properties fo:font-variant="normal" fo:text-transform="none" fo:color="#000000" fo:font-style="normal"/>
    </style:style>
    <style:style style:name="T27" style:family="text">
      <style:text-properties fo:font-variant="normal" fo:text-transform="none" fo:color="#000000" fo:font-style="normal" officeooo:rsid="002eed9f"/>
    </style:style>
    <style:style style:name="T28" style:family="text">
      <style:text-properties fo:font-variant="normal" fo:text-transform="none" fo:color="#000000" fo:font-style="normal" fo:font-weight="bold" style:font-weight-asian="bold" style:font-weight-complex="bold"/>
    </style:style>
    <style:style style:name="T29" style:family="text">
      <style:text-properties fo:font-variant="normal" fo:text-transform="none" fo:color="#303030" fo:font-style="normal"/>
    </style:style>
    <style:style style:name="T30" style:family="text">
      <style:text-properties fo:font-variant="normal" fo:text-transform="none" fo:color="#303030" fo:font-style="normal" officeooo:rsid="002eed9f"/>
    </style:style>
    <style:style style:name="T31" style:family="text">
      <style:text-properties officeooo:rsid="002eed9f"/>
    </style:style>
    <style:style style:name="T32" style:family="text">
      <style:text-properties fo:font-style="italic" fo:font-weight="bold" style:font-style-asian="italic" style:font-weight-asian="bold" style:font-name-complex="Arial1"/>
    </style:style>
    <style:style style:name="T33" style:family="text">
      <style:text-properties fo:font-style="italic" fo:font-weight="bold" officeooo:rsid="002fb665" style:font-style-asian="italic" style:font-weight-asian="bold" style:font-name-complex="Arial1"/>
    </style:style>
    <style:style style:name="T34" style:family="text">
      <style:text-properties fo:font-style="italic" fo:font-weight="bold" fo:background-color="transparent" loext:char-shading-value="0" style:font-style-asian="italic" style:font-weight-asian="bold" style:font-name-complex="Arial1"/>
    </style:style>
    <style:style style:name="T35" style:family="text">
      <style:text-properties officeooo:rsid="002fa05f"/>
    </style:style>
    <style:style style:name="T36" style:family="text">
      <style:text-properties officeooo:rsid="001685f0"/>
    </style:style>
    <style:style style:name="T37" style:family="text">
      <style:text-properties officeooo:rsid="00189ea2"/>
    </style:style>
    <style:style style:name="T38" style:family="text">
      <style:text-properties officeooo:rsid="00244484"/>
    </style:style>
    <style:style style:name="T39" style:family="text">
      <style:text-properties officeooo:rsid="0020deff"/>
    </style:style>
    <style:style style:name="T40" style:family="text">
      <style:text-properties officeooo:rsid="001b19a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000000" draw:stroke-linejoin="round" draw:fill="solid" draw:fill-color="#ffffff" draw:textarea-horizontal-align="center" draw:textarea-vertical-align="top" fo:padding-top="0.009cm" fo:padding-bottom="0.009cm" fo:padding-left="0.009cm" fo:padding-right="0.00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16"><field:fieldmark-start text:name="__Fieldmark__1470_1553697394" field:type="vnd.oasis.opendocument.field.FORMTEXT"/><text:span text:style-name="T3">UniCaffé</text:span><field:fieldmark-end/></text:p>
          </table:table-cell>
          <table:covered-table-cell/>
          <table:covered-table-cell/>
        </table:table-row>
        <table:table-row table:style-name="Tabela1.1">
          <table:table-cell table:style-name="Tabela1.A2" table:number-columns-spanned="3" office:value-type="string">
            <text:p text:style-name="P17">Sistema de Gerenciamento de Computadores de Laboratório de Informática de Universidade</text:p>
          </table:table-cell>
          <table:covered-table-cell/>
          <table:covered-table-cell/>
        </table:table-row>
        <table:table-row table:style-name="Tabela1.1">
          <table:table-cell table:style-name="Tabela1.A3" office:value-type="string">
            <text:p text:style-name="P12">Preparado por </text:p>
          </table:table-cell>
          <table:table-cell table:style-name="Tabela1.B3" office:value-type="string">
            <text:p text:style-name="Standard"><field:fieldmark-start text:name="__Fieldmark__1484_1553697394" field:type="vnd.oasis.opendocument.field.FORMTEXT"/><text:span text:style-name="T5">Jefferson Uchôa Ponte</text:span><field:fieldmark-end/></text:p>
          </table:table-cell>
          <table:table-cell table:style-name="Tabela1.C3" office:value-type="string">
            <text:p text:style-name="Standard"><text:span text:style-name="T4">Versão </text:span><field:fieldmark-start text:name="__Fieldmark__1494_1553697394" field:type="vnd.oasis.opendocument.field.FORMTEXT"/><text:span text:style-name="T5">1.0</text:span><field:fieldmark-end/></text:p>
          </table:table-cell>
        </table:table-row>
        <table:table-row table:style-name="Tabela1.1">
          <table:table-cell table:style-name="Tabela1.A4" office:value-type="string">
            <text:p text:style-name="P12">Aprovado por </text:p>
          </table:table-cell>
          <table:table-cell table:style-name="Tabela1.B4" office:value-type="string">
            <text:p text:style-name="Standard"><field:fieldmark-start text:name="__Fieldmark__1511_1553697394" field:type="vnd.oasis.opendocument.field.FORMTEXT"/><text:span text:style-name="T5">Francisco Kleber R</text:span><text:span text:style-name="T7">o</text:span><text:span text:style-name="T5">drigues </text:span><text:span text:style-name="T6">de Castro</text:span><field:fieldmark-end/></text:p>
          </table:table-cell>
          <table:table-cell table:style-name="Tabela1.C4" office:value-type="string">
            <text:p text:style-name="Standard"><field:fieldmark-start text:name="__Fieldmark__1519_1553697394" field:type="vnd.oasis.opendocument.field.FORMTEXT"/><text:span text:style-name="T6">04/01/2016</text:span><field:fieldmark-end/></text:p>
          </table:table-cell>
        </table:table-row>
      </table:table>
      <text:p text:style-name="P18"/>
      <text:list xml:id="list5680704957262802963" text:style-name="WWNum9">
        <text:list-item>
          <text:p text:style-name="P60">TÍTULO DO PROJETO</text:p>
        </text:list-item>
      </text:list>
      <text:p text:style-name="P24">Sistema de Gerenciamento de Acesso de Computadores em Laboratórios de Informática em Universidades</text:p>
      <text:p text:style-name="P18"/>
      <text:list xml:id="list110505380163725" text:continue-numbering="true" text:style-name="WWNum9">
        <text:list-item>
          <text:p text:style-name="P61">SPONSOR/PATROCINADOR</text:p>
        </text:list-item>
      </text:list>
      <text:p text:style-name="P23">Francisco Kleber Rodrigues Castro, Chefe do Departamento de Suporte – DTI, UNILAB. </text:p>
      <text:p text:style-name="P20"/>
      <text:list xml:id="list110505380190587" text:continue-numbering="true" text:style-name="WWNum9">
        <text:list-item>
          <text:p text:style-name="P66"><text:span text:style-name="T8"><text:s/></text:span><text:span text:style-name="T32">GERENTE DO PROJETO E NÍVEL DE AUTORIDADE</text:span></text:p>
        </text:list-item>
      </text:list>
      <text:p text:style-name="P35">Jefferson Uchôa Ponte – Siape: 216437</text:p>
      <text:p text:style-name="P20"/>
      <text:list xml:id="list110505380171569" text:continue-numbering="true" text:style-name="WWNum9">
        <text:list-item>
          <text:p text:style-name="P61">EQUIPE DO PROJETO</text:p>
        </text:list-item>
      </text:list>
      <text:p text:style-name="P26">Michel Pereira Machado, José Olinda da Silva, Francisco Giovanildo Teixeira de Souza, Luis Felipe Lima da Silva, Camila Alcântara da Silva, Carlos Eduardo Barbosa, Erivando Sena Ramos, <text:span text:style-name="T13">Alan Cleber Morais Gomes.</text:span></text:p>
      <text:p text:style-name="P20"/>
      <text:list xml:id="list110505380179006" text:continue-numbering="true" text:style-name="WWNum9">
        <text:list-item>
          <text:p text:style-name="P61">DESCRIÇÃO DO PROJETO</text:p>
        </text:list-item>
      </text:list>
      <text:p text:style-name="P27">A Universidade utilizava um software de controle de laboratórios voltado para lan house. Tal software necessitava que o usuário tivesse um cadastro próprio. Além disso, para cada usuário que viesse acessar máquinas no laboratório seria necessário pesquisar seu nome numa lista para adicionar o seu tempo. Findo o tempo e o usuário necessitando ainda de mais tempo era necessário pedir ao técnico de laboratório para que este pesquisasse seu nome e aumentasse seu tempo. Problema é que todos queriam pedir tempo a mais e o laboratório começa a lotar. Os pedidos negados estavam deixando os alunos insatisfeitos. Algumas vezes usava-se o critério de verificação se o aluno está trabalhando ou se está acessando redes sociais para aumentar o tempo ou não. </text:p>
      <text:p text:style-name="P27"><text:tab/></text:p>
      <text:p text:style-name="P27">A proposta do projeto é evitar todas essas demandas. Criando uma aplicação que utiliza a base de dados de usuários já existente na instituição, permitisse o acesso de uma cota específica sem necessidade de pedido a um atendente. Ao findar seu tempo o sistema deveria verificar a quantidade de máquinas livres e adicionar mais tempo automaticamente, de forma impessoal. </text:p>
      <text:p text:style-name="P20"/>
      <text:list xml:id="list110505380178810" text:continue-numbering="true" text:style-name="WWNum9">
        <text:list-item>
          <text:p text:style-name="P62">OBJETIVO DO PROJETO</text:p>
        </text:list-item>
      </text:list>
      <text:p text:style-name="P28">O objetivo deste projeto <text:span text:style-name="T13">é libertar o técnico de laboratório das atividades de atendente para que possa realizar outras tarefas diferentes permitindo maior contingente de mão de obra para a DISUP. Aumentar a satisfação dos alunos, que passaram a acessar mais tempo. Melhorar a satisfação dos técnicos de laboratório, que não precisarão realizar essa tarefa enfadonha e repetitiva de digitar o nome de cada usuário que entra. Evitar erros de cadastros de usuários sem conferência com documentos. Manter um registro do acesso realizado por usuário com máquina, hora e IP utilizado. Tal sistema deverá ser feito com a utilização de trabalho voluntário de técnicos de laboratório, técnicos de tecnologia da informação e analistas interessados em participar do projeto no período de 9 meses. Iniciando em novembro de 2014 e terminando em agosto de 2015. </text:span></text:p>
      <text:p text:style-name="P37"/>
      <text:p text:style-name="P37"/>
      <text:list xml:id="list110505380181967" text:continue-numbering="true" text:style-name="WWNum9">
        <text:list-item>
          <text:p text:style-name="P61">JUSTIFICATIVA (MOTIVO) DO PROJETO</text:p>
        </text:list-item>
      </text:list>
      <text:p text:style-name="P36"><text:soft-page-break/>Havia insatisfação por parte dos alunos com relação ao tempo oferecido, que era pouco, bem como dificuldade em ter um critério objetivo para oferecer mais tempo a um usuário e a outro não. Além da quantidade de mão de obra perdida com tempo de atendimento, realização de trabalhos repetitivos para técnicos de laboratório, aumento de filas de espera quando muitas pessoas chegavam ao mesmo tempo. </text:p>
      <text:p text:style-name="P19"/>
      <text:list xml:id="list110505380171039" text:continue-numbering="true" text:style-name="WWNum9">
        <text:list-item>
          <text:p text:style-name="P61">RESTRIÇÕES</text:p>
        </text:list-item>
      </text:list>
      <text:list xml:id="list7513136072185178245" text:style-name="WWNum10">
        <text:list-item>
          <text:p text:style-name="P70">O prazo limite é <text:span text:style-name="T12">agosto </text:span>de <text:span text:style-name="T12">2015</text:span>. </text:p>
        </text:list-item>
        <text:list-item>
          <text:p text:style-name="P71">Utilização de mão de obra de técnicos e analistas que se interessarem no projeto. </text:p>
        </text:list-item>
        <text:list-item>
          <text:p text:style-name="P70">O trabalho deverá ser realizado na <text:span text:style-name="T14">UNILB</text:span>. </text:p>
        </text:list-item>
      </text:list>
      <text:p text:style-name="P10"/>
      <text:p text:style-name="P20"/>
      <text:list xml:id="list110505380173044" text:continue-list="list110505380171039" text:style-name="WWNum9">
        <text:list-item>
          <text:p text:style-name="P61">PREMISSAS</text:p>
        </text:list-item>
      </text:list>
      <text:list xml:id="list7344064011662919795" text:style-name="WWNum11">
        <text:list-item>
          <text:p text:style-name="P72">A Divisão de Redes e Sistemas(DISIR) dará apoio com criação de máquinas virtuais e configurações de redes necessárias até o final do projeto. </text:p>
        </text:list-item>
        <text:list-item>
          <text:p text:style-name="P72">A necessidade de se testar o software em grande escala, já que não temos laboratório só para teste, usamos o laboratório de informática como ambiente de teste e os alunos como contribuintes nesses testes. </text:p>
        </text:list-item>
        <text:list-item>
          <text:p text:style-name="P72">Necessidade de um programador java com conhecimento em redes. </text:p>
        </text:list-item>
        <text:list-item>
          <text:p text:style-name="P68"><text:span text:style-name="T15">Utilização da mão de obra de alguém com conheciment</text:span>os e habilidades em designer. </text:p>
        </text:list-item>
      </text:list>
      <text:p text:style-name="P20"/>
      <text:p text:style-name="P20"/>
      <text:list xml:id="list110505380184595" text:continue-list="list110505380173044" text:style-name="WWNum9">
        <text:list-item>
          <text:p text:style-name="P66"><text:span text:style-name="T32">ENTREGAS PRINCIPAIS/DELIVERABLES</text:span><text:span text:style-name="T33"> </text:span><text:span text:style-name="T32">DO PROJETO (ESCOPO INCLUÍ</text:span><text:span text:style-name="T34">DO NO PROJETO)</text:span></text:p>
        </text:list-item>
      </text:list>
      <text:p text:style-name="P25"/>
      <text:p text:style-name="P29">O projeto encontra-se concluído, versão 1.0 com todas as funcionalidades previstas e um período de teste foi feito e encontramos alguns problemas que listaremos a seguir: </text:p>
      <text:p text:style-name="P29"/>
      <text:p text:style-name="P40">1. Senha Expirada:</text:p>
      <text:p text:style-name="P31"/>
      <text:p text:style-name="P31">Ao instalar o UniCaffé ele cria um usuário automaticamente no Windows e ativa um login automático para este usuário. Após instalado ele funciona corretamente, mas de tempos em tempos ele vai expirar a senha do usuário.</text:p>
      <text:p text:style-name="P31"><text:line-break/><text:span text:style-name="T35">Suporte: </text:span></text:p>
      <text:p text:style-name="P31"/>
      <text:p text:style-name="P31">Ao constatar que o usuário está com senha expirada, haverá o formulário de atualização da senha. Basta repetir a senha do Unicaffé duas vezes: “unicafe@unilab”. Se algum aluno ou qualquer usuário que seja já tiver atualizado para alguma outra senha, será necessário entrar com usuário dtiusr ou qualquer usuário administrador que exista na máquina para alterar a senha do usuário unicafe para “unicafe@unilab”. É necessário que a senha seja esta para que o login automático funcione. </text:p>
      <text:p text:style-name="P25"/>
      <text:p text:style-name="P29">Solução Permanente: </text:p>
      <text:p text:style-name="P45">Opção 1 – <text:span text:style-name="T36">Pesquisa por comando diferente para criação de usuário com senha que não expire.</text:span></text:p>
      <text:p text:style-name="P46">Prazo: 200 horas. (Testes necessários após a implementação)</text:p>
      <text:p text:style-name="P45">Opção 2 – <text:span text:style-name="T36">Usuário administrador sem senha.</text:span></text:p>
      <text:p text:style-name="P46">Prazo: 200 horas. (Testes necessários após a implementação)</text:p>
      <text:p text:style-name="P46"/>
      <text:p text:style-name="P46"/>
      <text:p text:style-name="P46"/>
      <text:p text:style-name="P46"/>
      <text:p text:style-name="P46"/>
      <text:p text:style-name="P39"><text:soft-page-break/></text:p>
      <text:p text:style-name="P32"><text:span text:style-name="T11">2</text:span><text:span text:style-name="T10">. Não identificação de desconexão de máquinas desligadas abruptamente</text:span></text:p>
      <text:p text:style-name="P32"/>
      <text:p text:style-name="P48">Em alguns momentos começam a aparecer máquinas conectadas no Unicaffé, sendo que na verdade já estão desligadas. O problema acontece quando em alguma situação em que a máquina é desconectada abruptamente, seja com retirada do cabo de internet ou desligamento inesperado da máquina. </text:p>
      <text:p text:style-name="P29"/>
      <text:p text:style-name="P29">Suporte</text:p>
      <text:p text:style-name="P48">Acessar a página de linha de comando e enviar o comando limpar(). </text:p>
      <text:p text:style-name="P48"/>
      <text:p text:style-name="P46">Solução Permanente</text:p>
      <text:p text:style-name="P49">Será necessário fazer uma modificação drástica no código para substituir uma forma de conexão entre cliente e servidor. Além disso utilizar uma porta diferente para conexão com o software administrador. </text:p>
      <text:p text:style-name="P46">Prazo: 20 horas(A versão antiga do cliente deverá ser atualizada). </text:p>
      <text:p text:style-name="P46"/>
      <text:p text:style-name="P42"><text:span text:style-name="T37">3</text:span>. Bloqueio de usuário de sistema quando máquina entra em Stand By por inutilização, quando em usuário aula.</text:p>
      <text:p text:style-name="P48"/>
      <text:p text:style-name="P50">Quando liberamos as máquinas para aula, elas ficam disponíveis e desbloqueadas. Estando desbloqueadas, entretanto os alunos acabam não ocupando todas as máquinas. O que faz com que elas fiquem livres e paradas por muito tempo, depois entrando em módo de descanso e bloqueando o usuário, acaba que torna-se necessário digitar a senha em cada máquina que for bloqueada para que o UniCaffé tome de conta novamente da máquina.</text:p>
      <text:p text:style-name="P33"/>
      <text:p text:style-name="P33">Esse problema não foi verificado de imediato pelo fato de que o laboratório de liberdade havia sido previamente configurado para que não entrasse em Stand By antes mesmo da instalação do Uncaffé.</text:p>
      <text:p text:style-name="P29"/>
      <text:p text:style-name="P29">Suporte</text:p>
      <text:p text:style-name="P34">Digitar a senha do usuário quando isso acontecer ou então liberar somente as máquinas que serão utilizadas.</text:p>
      <text:p text:style-name="P34"/>
      <text:p text:style-name="P30">Solução Permanente</text:p>
      <text:p text:style-name="P50">Opção 1 – <text:span text:style-name="T38">Alterar configurações para que máquina não bloqueie ao entrar em Stand By. </text:span></text:p>
      <text:p text:style-name="P46">Prazo: 8 horas. </text:p>
      <text:p text:style-name="P51">Opção 2 – <text:span text:style-name="T38">Usuário do sistema sem senha. </text:span></text:p>
      <text:p text:style-name="P46">Prazo: 2 horas. </text:p>
      <text:p text:style-name="P52">Opção 3 – Desenvolvimento do módulo perfil</text:p>
      <text:p text:style-name="P29">Prazo: 20 horas. </text:p>
      <text:p text:style-name="P29"/>
      <text:p text:style-name="P43"><text:span text:style-name="T37">4</text:span>. Bloqueio indevido de programas necessários</text:p>
      <text:p text:style-name="P25"/>
      <text:p text:style-name="P53">Acontece de o UniCaffé bloquear o LibreOffice ou algum programa que não se sabia que seria utilizado em uma aula. Esse problema está relacionado ao fato de que o UniCaffé se protege de execução de softwares externos fechando qualquer software que não estiver em uma lista interna e pré-definida. O problema é que essa lista utiliza o caminho da pasta onde o programa está sendo executado e o nome do arquivo. O acesso ao disco local C: direto foi bloqueado, assim não será possível executar um programa escolhido que esteja fora da lista. Em outros casos, foi identificado um laboratório onde o LibreOffice foi instalado em uma pasta diferente. Sendo assim o LibreOffice foi bloqueado. </text:p>
      <text:p text:style-name="P53"><text:soft-page-break/></text:p>
      <text:p text:style-name="P53"/>
      <text:p text:style-name="P46">Suporte</text:p>
      <text:p text:style-name="P52">Liberação de máquina do Unicaffé ou a não liberação de máquinas que não serão usadas de imediato. </text:p>
      <text:p text:style-name="P53"/>
      <text:p text:style-name="P46">Solução permanente</text:p>
      <text:p text:style-name="P53">Opção <text:span text:style-name="T35">1</text:span> – <text:span text:style-name="T38">Alteração de lista dentro do software. </text:span></text:p>
      <text:p text:style-name="P46">Prazo: 1 hora para cada novo programa. </text:p>
      <text:p text:style-name="P29">Opção 2 – <text:span text:style-name="T21">Criar um comando </text:span><text:span text:style-name="T22">com interface gráfica no Unicaffé que possibilite adicionar outros programas à lista. </text:span></text:p>
      <text:p text:style-name="P29"><text:span text:style-name="T22">P</text:span><text:span text:style-name="T18">razo: 80 horas. </text:span></text:p>
      <text:p text:style-name="P29"/>
      <text:p text:style-name="P29"/>
      <text:p text:style-name="P44">5. Não inicialização automática</text:p>
      <text:p text:style-name="P56"/>
      <text:p text:style-name="P54">De tempos em tempos o registro <text:span text:style-name="T39">que gera a inicialização automática pode ser removido por conta de rotinas do próprio sistema operacional. O UniCaffé inicializa o usuário windows, mas não inicializa o software.</text:span></text:p>
      <text:p text:style-name="P29"/>
      <text:p text:style-name="P29">Suporte</text:p>
      <text:p text:style-name="P29"/>
      <text:p text:style-name="P55">A própria inicialização manual do UniCaffé ele já adiciona a chave para inicialização automática. </text:p>
      <text:p text:style-name="P55"/>
      <text:p text:style-name="P46">Solução Permanente</text:p>
      <text:p text:style-name="P46"><text:line-break/>Rotina em serviço de windows para adicionar a chave a cada inicialização. </text:p>
      <text:p text:style-name="P46">Prazo: 16 horas. </text:p>
      <text:p text:style-name="P41"/>
      <text:p text:style-name="P39"><text:span text:style-name="T40">6</text:span>. <text:span text:style-name="T36">Problema de Infra</text:span></text:p>
      <text:p text:style-name="P46"/>
      <text:p text:style-name="P55">Houve um erro na máquina do servidor. Problema de sistema operacional, não está inicializando as Vlans, também não está corrigindo a falha no horário da máquina. Por causa desse problema o acesso está sendo cadastrado com horário com diferença da realidade de mais ou menos uma hora. Além disso a funcionalidade de ligar também não está operacional. </text:p>
      <text:p text:style-name="P55"/>
      <text:p text:style-name="P46">Solução</text:p>
      <text:p text:style-name="P55">Criação de uma nova máquina e migração de dados. </text:p>
      <text:p text:style-name="P55">Prazo: 16 horas</text:p>
      <text:p text:style-name="P47"/>
      <text:list xml:id="list110505395174096" text:continue-numbering="true" text:style-name="WWNum9">
        <text:list-item>
          <text:p text:style-name="P61">EXCLUSÕES ESPECÍFICAS (O QUE NÃO SERÁ INCLUÍDO NO ESCOPO) </text:p>
        </text:list-item>
      </text:list>
      <text:p text:style-name="P20"/>
      <text:p text:style-name="P58">O software não se propõe a ser repositório de arquivos para compartilhamento. Existem outros softwares para compartilhamento de arquivos, tais como: Google Drive, Sky Drive, Mega, Mediafire, Ubuntu One, Dropbox, 4shared, além do próprio Windows tem função de compartilhamento de pastas em rede. </text:p>
      <text:p text:style-name="P21"/>
      <text:p text:style-name="P58">O software não vai permitir que a máquina acesse uma pasta compartilhada em uma máquina que esteja em usuário de domínio de Active Directory. </text:p>
      <text:p text:style-name="P22"/>
      <text:p text:style-name="P22"/>
      <text:p text:style-name="P22"/>
      <text:p text:style-name="P20"/>
      <text:list xml:id="list110505395181119" text:continue-numbering="true" text:style-name="WWNum9">
        <text:list-item>
          <text:p text:style-name="P61"><text:soft-page-break/>ORÇAMENTO PREVISTO </text:p>
          <text:list>
            <text:list-header>
              <text:p text:style-name="P73"/>
              <text:p text:style-name="P74">Cada técnico que trabalha na instituição recebe em torno de R$ 2.000, reais para trabalhar como atendente do laboratório. A ideia é gastar as horas de um técnico que fará a aplicação de cliente e de servidor até abril, pondo o software em produção e deixando livre os técnicos para trabalharem. Logo o gasto é de R$10.000,00 utilizando mão de obra de técnico que estaria como atendente do laboratório. Até que em abril pudesse começar a trabalhar para fazer com que a versão se tornasse fechada e tivesse uma interface administrativa com controles mais interessantes. Todo o trabalho realizado depois no próprio projeto é lucro, pois é feito com uma mão de obra que foi liberada por causa do próprio software que entra em produção. A quantidade de técnicos de laboratório livres depois de abril por causa da liberação da atividade de atendente também é lucro. A própria conclusão do software será feita utilizando mão de obra liberada pelo próprio software. </text:p>
            </text:list-header>
          </text:list>
        </text:list-item>
      </text:list>
      <text:p text:style-name="P20"/>
      <text:list xml:id="list110505395171436" text:continue-numbering="true" text:style-name="WWNum9">
        <text:list-item>
          <text:p text:style-name="P61">MARCOS PRINCIPAIS DO PROJETO </text:p>
        </text:list-item>
      </text:list>
      <text:list xml:id="list7233770533102548228" text:style-name="WWNum14">
        <text:list-item>
          <text:list>
            <text:list-item>
              <text:p text:style-name="P76"><text:span text:style-name="T9"><text:s/>–</text:span><text:span text:style-name="T19"> </text:span><text:span text:style-name="T20">Proposta de Projeto Submetida</text:span>: <text:span text:style-name="T24">07-11-2014</text:span></text:p>
            </text:list-item>
            <text:list-item>
              <text:p text:style-name="P75"><text:span text:style-name="T16"><text:s/>– Versão 0.0001 concluída, apenas interface de cliente</text:span>: <text:span text:style-name="T23">24</text:span>-0<text:span text:style-name="T23">4</text:span>-<text:span text:style-name="T23">2015</text:span></text:p>
            </text:list-item>
            <text:list-item>
              <text:p text:style-name="P78"><text:s/>– Realização de testes em um laboratório de informática: 26-04-2015</text:p>
            </text:list-item>
            <text:list-item>
              <text:p text:style-name="P75"><text:span text:style-name="T17"><text:s/>– Término da Versão 1.0</text:span>: <text:span text:style-name="T24">14</text:span>-07-<text:span text:style-name="T24">2015</text:span></text:p>
            </text:list-item>
            <text:list-item>
              <text:p text:style-name="P78"><text:s/>– Teste em um laboratório:14-07-2015</text:p>
            </text:list-item>
            <text:list-item>
              <text:p text:style-name="P78"><text:s/>– Teste com muitos laboratórios: 15-07-2015</text:p>
            </text:list-item>
            <text:list-item>
              <text:p text:style-name="P75"><text:span text:style-name="T24"><text:s/>– Fechamento da versão 1.0 com interface administrativa</text:span>: <text:span text:style-name="T24">28</text:span>-0<text:span text:style-name="T24">8</text:span>-<text:span text:style-name="T24">2015</text:span></text:p>
            </text:list-item>
            <text:list-item>
              <text:p text:style-name="P77"><text:s/>– Avaliação de erros: 04-01-2016</text:p>
            </text:list-item>
          </text:list>
        </text:list-item>
      </text:list>
      <text:p text:style-name="P9"/>
      <text:p text:style-name="P11"/>
      <text:p text:style-name="P38"/>
      <text:list xml:id="list110505395172200" text:continue-list="list110505395171436" text:style-name="WWNum9">
        <text:list-item>
          <text:p text:style-name="P63">RISCOS INICIAIS (AMEAÇAS EVIDENTES AO PROJETO)</text:p>
        </text:list-item>
      </text:list>
      <text:p text:style-name="P65"/>
      <text:list xml:id="list110505395187989" text:continue-numbering="true" text:style-name="WWNum9">
        <text:list-item>
          <text:list>
            <text:list-item>
              <text:p text:style-name="P79">Responsabilidade como atendente de laboratório pode atrapalhar o desenvolvimento de software, feito pelo mesmo indivíduo. </text:p>
            </text:list-item>
            <text:list-item>
              <text:p text:style-name="P79">Colocação da versão inicial em produção não virá com funcionalidades de aumento de tempo, o que pode gerar insatisfação dos alunos. </text:p>
            </text:list-item>
            <text:list-item>
              <text:p text:style-name="P79">Erros e incertezas quanto ao funcionamento pode colocar a perder o funcionamento do sistema operacional das máquinas <text:span text:style-name="T25">e trazer problemas para os usuários. </text:span></text:p>
            </text:list-item>
          </text:list>
        </text:list-item>
      </text:list>
      <text:p text:style-name="P38"/>
      <text:list xml:id="list110505411171997" text:continue-numbering="true" text:style-name="WWNum9">
        <text:list-item>
          <text:p text:style-name="P64">REQUISITOS CONHECIDOS DOS STAKEHOLDERS(REQUISITOS RELACIONADOS AO PROJETO E PRODUTO)<text:line-break/></text:p>
          <text:p text:style-name="P67"><text:span text:style-name="T26">1. </text:span><text:span text:style-name="T27">UniCafféServidor</text:span><text:span text:style-name="T26"><text:line-break/></text:span></text:p>
          <text:p text:style-name="P80">Cria um serviço para as máquinas dos laboratórios de informática. Esse software será configurado para a base de dados que a universidade utiliza para controle de usuários, poderá ser configurado para diversos tipos de banco de dados. Poderá receber comandos das máquinas do laboratório ou da aplicação administrativa para troca de informações ou solicitação de comandos. Funcionalidades da versão 1.0<text:line-break/></text:p>
        </text:list-item>
      </text:list>
      <text:list xml:id="list1927403761920727978" text:style-name="L1">
        <text:list-item>
          <text:p text:style-name="P69"><text:span text:style-name="T30">Autenticação no banco do SIG</text:span><text:span text:style-name="T29">;</text:span></text:p>
        </text:list-item>
        <text:list-item>
          <text:p text:style-name="P84">Recebimento de comando de autenticação de usuários e resposta para desbloqueio;</text:p>
        </text:list-item>
        <text:list-item>
          <text:p text:style-name="P84">Monitoramento de máquinas e envio de bônus para máquinas com tempo se esgotando, quando não há lotação;</text:p>
        </text:list-item>
      </text:list>
      <text:p text:style-name="P6"/>
      <text:p text:style-name="P2">2. UniCafféCliente</text:p>
      <text:p text:style-name="P2"><text:line-break/>Software instalado nas máquinas do laboratório de informática. Ele iniciará<text:line-break/><text:soft-page-break/>automaticamente com o sistema operacional, exigirá autenticação de usuário para que a<text:line-break/>máquina possa ser utilizada, contará o tempo de acesso e evitará execução de programas<text:line-break/>não autorizados.</text:p>
      <text:p text:style-name="P2"><text:line-break/>A solicitação de autenticação envia ao servidor e este responde autorizando<text:line-break/>determinado tempo considerando o tempo de acesso já utilizado pelo usuário que solicita<text:line-break/>o acesso. Quando o tempo está perto de acabar, o seu tempo poderá ser<text:line-break/>automaticamente incrementado desde que não haja lotação.</text:p>
      <text:p text:style-name="P57"/>
      <text:list xml:id="list8844085529472955004" text:style-name="L2">
        <text:list-item>
          <text:p text:style-name="P85">Autenticação de usuários e contagem de tempo de acesso;</text:p>
        </text:list-item>
        <text:list-item>
          <text:p text:style-name="P85"><text:span text:style-name="T31">A</text:span>viso na finalização de tempo;</text:p>
        </text:list-item>
        <text:list-item>
          <text:p text:style-name="P85">Tempo de bônus em caso de não lotação;</text:p>
        </text:list-item>
        <text:list-item>
          <text:p text:style-name="P85"><text:span text:style-name="T31">Á</text:span>rea de trabalho individual;</text:p>
        </text:list-item>
        <text:list-item>
          <text:p text:style-name="P85">Acesso de visitantes;</text:p>
        </text:list-item>
      </text:list>
      <text:p text:style-name="P4"/>
      <text:p text:style-name="P2">3. UniCafféWeb</text:p>
      <text:p text:style-name="P2"><text:line-break/>Software para administração do laboratório, possuirá uma área pública com<text:line-break/>informação sobre o status de cada máquina de cada laboratório, relatórios de acessos<text:line-break/>para a sociedade; uma área de usuário padrão com informações do seu próprio acesso e<text:line-break/>uma página de administrador onde será possível enviar comandos para máquina e<text:line-break/>monitorar laboratório.</text:p>
      <text:p text:style-name="P5"/>
      <text:p text:style-name="P5"/>
      <text:p text:style-name="P3">Página Pública</text:p>
      <text:list xml:id="list6520135528918902152" text:style-name="L3">
        <text:list-item>
          <text:p text:style-name="P81">Visualização de estados das máquinas com tempo de acesso restante para cada<text:line-break/>acesso em andamento sem identificação de usuário.</text:p>
        </text:list-item>
        <text:list-item>
          <text:p text:style-name="P81">Relatórios de acessos do laboratório sem informar identificação de usuário.</text:p>
        </text:list-item>
        <text:list-item>
          <text:p text:style-name="P81">Listagem de laboratórios e máquinas.<text:line-break/></text:p>
        </text:list-item>
      </text:list>
      <text:p text:style-name="P7"><text:span text:style-name="T28">Usuário Padrão</text:span><text:span text:style-name="T26"><text:line-break/></text:span></text:p>
      <text:list xml:id="list1596111476080476857" text:style-name="L4">
        <text:list-item>
          <text:p text:style-name="P82">Todas as funcionalidades do usuário público.</text:p>
        </text:list-item>
        <text:list-item>
          <text:p text:style-name="P82">Relatórios a respeito do seu próprio acesso.<text:line-break/></text:p>
        </text:list-item>
      </text:list>
      <text:p text:style-name="P3">Usuário Super</text:p>
      <text:list xml:id="list2178827242438454500" text:style-name="L5">
        <text:list-item>
          <text:p text:style-name="P83">Estado das máquinas com tempo de acesso restante para cada acesso com<text:line-break/>identificação de usuário.</text:p>
        </text:list-item>
        <text:list-item>
          <text:p text:style-name="P83">Envio de comandos de desligamento, liberação para aula e bloqueio de acesso.</text:p>
        </text:list-item>
        <text:list-item>
          <text:p text:style-name="P83">Cadastro e listagem de máquinas ou laboratórios.</text:p>
        </text:list-item>
        <text:list-item>
          <text:p text:style-name="P83">Cadastro de máquina em laboratório.</text:p>
        </text:list-item>
        <text:list-item>
          <text:p text:style-name="P83">Relatórios de acessos por usuário.</text:p>
        </text:list-item>
      </text:list>
      <text:p text:style-name="P5"/>
      <table:table table:name="Tabela2" table:style-name="Tabela2">
        <table:table-column table:style-name="Tabela2.A"/>
        <table:table-column table:style-name="Tabela2.B"/>
        <table:table-column table:style-name="Tabela2.C"/>
        <table:table-row table:style-name="Tabela2.1">
          <table:table-cell table:style-name="Tabela2.A1" table:number-columns-spanned="3" office:value-type="string">
            <text:p text:style-name="P13">APROVAÇÕES</text:p>
          </table:table-cell>
          <table:covered-table-cell/>
          <table:covered-table-cell/>
        </table:table-row>
        <table:table-row table:style-name="Tabela2.1">
          <table:table-cell table:style-name="Tabela2.A2" office:value-type="string">
            <text:p text:style-name="P8"><text:bookmark-start text:name="Text171"/><field:fieldmark-start text:name="__Fieldmark__2020_1553697394" field:type="vnd.oasis.opendocument.field.FORMTEXT"/><field:fieldmark-end/><text:bookmark-end text:name="Text171"/></text:p>
          </table:table-cell>
          <table:table-cell table:style-name="Tabela2.B2" office:value-type="string">
            <text:p text:style-name="P8"><text:bookmark-start text:name="Text181"/><field:fieldmark-start text:name="__Fieldmark__2029_1553697394" field:type="vnd.oasis.opendocument.field.FORMTEXT"/><field:fieldmark-end/><text:bookmark-end text:name="Text181"/></text:p>
          </table:table-cell>
          <table:table-cell table:style-name="Tabela2.C2" office:value-type="string">
            <text:p text:style-name="P8"><text:bookmark-start text:name="Text191"/><field:fieldmark-start text:name="__Fieldmark__2038_1553697394" field:type="vnd.oasis.opendocument.field.FORMTEXT"/><field:fieldmark-end/><text:bookmark-end text:name="Text191"/></text:p>
          </table:table-cell>
        </table:table-row>
        <table:table-row table:style-name="Tabela2.1">
          <table:table-cell table:style-name="Tabela2.A3" office:value-type="string">
            <text:p text:style-name="P8"/>
          </table:table-cell>
          <table:table-cell table:style-name="Tabela2.B3" office:value-type="string">
            <text:p text:style-name="P8"/>
          </table:table-cell>
          <table:table-cell table:style-name="Tabela2.C3" office:value-type="string">
            <text:p text:style-name="P8"/>
          </table:table-cell>
        </table:table-row>
        <table:table-row table:style-name="Tabela2.1">
          <table:table-cell table:style-name="Tabela2.A4" office:value-type="string">
            <text:p text:style-name="P8"/>
          </table:table-cell>
          <table:table-cell table:style-name="Tabela2.B4" office:value-type="string">
            <text:p text:style-name="P8"/>
          </table:table-cell>
          <table:table-cell table:style-name="Tabela2.C4" office:value-type="string">
            <text:p text:style-name="P8"/>
          </table:table-cell>
        </table:table-row>
        <table:table-row table:style-name="Tabela2.1">
          <table:table-cell table:style-name="Tabela2.A5" office:value-type="string">
            <text:p text:style-name="P8"/>
          </table:table-cell>
          <table:table-cell table:style-name="Tabela2.B5" office:value-type="string">
            <text:p text:style-name="P8"/>
          </table:table-cell>
          <table:table-cell table:style-name="Tabela2.C5" office:value-type="string">
            <text:p text:style-name="P8"/>
          </table:table-cell>
        </table:table-row>
        <table:table-row table:style-name="Tabela2.1">
          <table:table-cell table:style-name="Tabela2.A6" office:value-type="string">
            <text:p text:style-name="P8"/>
          </table:table-cell>
          <table:table-cell table:style-name="Tabela2.B6" office:value-type="string">
            <text:p text:style-name="P8"/>
          </table:table-cell>
          <table:table-cell table:style-name="Tabela2.C6" office:value-type="string">
            <text:p text:style-name="P8"/>
          </table:table-cell>
        </table:table-row>
      </table:table>
      <text:p text:style-name="P59"/>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Arial Black" svg:font-family="'Arial Black'"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Zurich XCn BT" svg:font-family="'Zurich XCn BT'"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line-height-at-least="0.423cm" style:punctuation-wrap="hanging" style:vertical-align="baseline"/>
      <style:text-properties fo:color="#0000ff" style:font-name="Arial" fo:font-family="Arial" style:font-family-generic="roman" style:font-pitch="variable" fo:font-size="10pt" fo:language="en" fo:country="US" style:font-size-asian="10pt" style:language-asian="en" style:country-asian="US"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Arial Black" fo:font-family="'Arial Black'" style:font-family-generic="roman" style:font-pitch="variable" fo:font-size="16pt" style:font-size-asian="16pt" style:font-name-complex="Arial1"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cm" fo:margin-bottom="0.106cm" loext:contextual-spacing="false" fo:keep-with-next="always"/>
      <style:text-properties style:font-name="Arial" fo:font-family="Arial" style:font-family-generic="roman" style:font-pitch="variable" fo:font-size="13pt" fo:font-style="italic" fo:font-weight="bold" style:font-size-asian="13pt" style:font-style-asian="italic" style:font-weight-asian="bold" style:font-name-complex="Arial1" style:font-family-complex="Arial" style:font-family-generic-complex="system" style:font-pitch-complex="variable" style:font-size-complex="13pt" style:font-weight-complex="bold"/>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heading_20_1_20_w_2f__20_lines" style:display-name="heading 1 w/ lines" style:family="paragraph" style:parent-style-name="Heading_20_1" style:default-outline-level="">
      <style:paragraph-properties style:punctuation-wrap="hanging" style:vertical-align="baseline">
        <style:tab-stops>
          <style:tab-stop style:position="16.358cm" style:leader-style="solid" style:leader-text="_"/>
        </style:tab-stops>
      </style:paragraph-properties>
      <style:text-properties style:font-name="Times New Roman" fo:font-family="'Times New Roman'" style:font-family-generic="roman" style:font-pitch="variabl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style>
    <style:style style:name="Char_20_Char_20_Char_20_Char_20_Char_20_Char_20_Char_20_Char_20_Char_20_Char" style:display-name="Char Char Char Char Char Char Char Char Char Char" style:family="paragraph" style:parent-style-name="Standard" style:default-outline-level="">
      <style:paragraph-properties fo:margin-top="0cm" fo:margin-bottom="0.282cm" loext:contextual-spacing="false" fo:line-height="0.423cm"/>
      <style:text-properties style:font-name="Verdana" fo:font-family="Verdana" style:font-family-generic="roman" style:font-pitch="variable" fo:font-size="10pt" fo:language="en" fo:country="US" style:font-size-asian="10pt" style:language-asian="en" style:country-asian="US"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Cabeçalho_20_Char" style:display-name="Cabeçalho Char" style:family="text">
      <style:text-properties fo:font-size="12pt" style:font-size-asian="12pt"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alibri" fo:font-family="Calibri" style:font-family-generic="swiss" style:font-pitch="variable" fo:font-size="11pt" fo:font-weight="bold" style:font-size-asian="9.60000038146973pt" style:font-weight-asian="bold" style:font-name-complex="Arial1" style:font-family-complex="Arial" style:font-family-generic-complex="system" style:font-pitch-complex="variable" style:font-size-complex="11pt"/>
    </style:style>
    <style:style style:name="ListLabel_20_3" style:display-name="ListLabel 3" style:family="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 style:num-format="I">
        <style:list-level-properties text:list-level-position-and-space-mode="label-alignment">
          <style:list-level-label-alignment text:label-followed-by="listtab" text:list-tab-stop-position="0.50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 style:num-format="I">
        <style:list-level-properties text:list-level-position-and-space-mode="label-alignment">
          <style:list-level-label-alignment text:label-followed-by="listtab" text:list-tab-stop-position="0.50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fo:margin-left="1.251cm"/>
        </style:list-level-properties>
      </text:list-level-style-number>
      <text:list-level-style-number text:level="2" style:num-suffix="." style:num-format="A">
        <style:list-level-properties text:list-level-position-and-space-mode="label-alignment">
          <style:list-level-label-alignment text:label-followed-by="listtab" fo:margin-left="2.521cm"/>
        </style:list-level-properties>
      </text:list-level-style-number>
      <text:list-level-style-number text:level="3" style:num-suffix="." style:num-format="1">
        <style:list-level-properties text:list-level-position-and-space-mode="label-alignment">
          <style:list-level-label-alignment text:label-followed-by="listtab" fo:margin-left="3.791cm"/>
        </style:list-level-properties>
      </text:list-level-style-number>
      <text:list-level-style-number text:level="4" style:num-suffix=")" style:num-format="a">
        <style:list-level-properties text:list-level-position-and-space-mode="label-alignment">
          <style:list-level-label-alignment text:label-followed-by="listtab" fo:margin-left="5.061cm"/>
        </style:list-level-properties>
      </text:list-level-style-number>
      <text:list-level-style-number text:level="5" style:num-prefix="(" style:num-suffix=")" style:num-format="1">
        <style:list-level-properties text:list-level-position-and-space-mode="label-alignment">
          <style:list-level-label-alignment text:label-followed-by="listtab" fo:margin-left="6.331cm"/>
        </style:list-level-properties>
      </text:list-level-style-number>
      <text:list-level-style-number text:level="6" style:num-prefix="(" style:num-suffix=")" style:num-format="a">
        <style:list-level-properties text:list-level-position-and-space-mode="label-alignment">
          <style:list-level-label-alignment text:label-followed-by="listtab" fo:margin-left="7.601cm"/>
        </style:list-level-properties>
      </text:list-level-style-number>
      <text:list-level-style-number text:level="7" style:num-prefix="(" style:num-suffix=")" style:num-format="i">
        <style:list-level-properties text:list-level-position-and-space-mode="label-alignment">
          <style:list-level-label-alignment text:label-followed-by="listtab" fo:margin-left="8.871cm"/>
        </style:list-level-properties>
      </text:list-level-style-number>
      <text:list-level-style-number text:level="8" style:num-prefix="(" style:num-suffix=")" style:num-format="a">
        <style:list-level-properties text:list-level-position-and-space-mode="label-alignment">
          <style:list-level-label-alignment text:label-followed-by="listtab" fo:margin-left="10.141cm"/>
        </style:list-level-properties>
      </text:list-level-style-number>
      <text:list-level-style-number text:level="9" style:num-prefix="(" style:num-suffix=")" style:num-format="i">
        <style:list-level-properties text:list-level-position-and-space-mode="label-alignment">
          <style:list-level-label-alignment text:label-followed-by="listtab"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 style:num-suffix="." style:num-format="I">
        <style:list-level-properties text:list-level-position-and-space-mode="label-alignment">
          <style:list-level-label-alignment text:label-followed-by="listtab" fo:margin-left="1.251cm"/>
        </style:list-level-properties>
      </text:list-level-style-number>
      <text:list-level-style-number text:level="2" style:num-suffix="." style:num-format="A">
        <style:list-level-properties text:list-level-position-and-space-mode="label-alignment">
          <style:list-level-label-alignment text:label-followed-by="listtab" fo:margin-left="2.521cm"/>
        </style:list-level-properties>
      </text:list-level-style-number>
      <text:list-level-style-number text:level="3" style:num-suffix="." style:num-format="1">
        <style:list-level-properties text:list-level-position-and-space-mode="label-alignment">
          <style:list-level-label-alignment text:label-followed-by="listtab" fo:margin-left="3.791cm"/>
        </style:list-level-properties>
      </text:list-level-style-number>
      <text:list-level-style-number text:level="4" style:num-suffix=")" style:num-format="a">
        <style:list-level-properties text:list-level-position-and-space-mode="label-alignment">
          <style:list-level-label-alignment text:label-followed-by="listtab" fo:margin-left="5.061cm"/>
        </style:list-level-properties>
      </text:list-level-style-number>
      <text:list-level-style-number text:level="5" style:num-prefix="(" style:num-suffix=")" style:num-format="1">
        <style:list-level-properties text:list-level-position-and-space-mode="label-alignment">
          <style:list-level-label-alignment text:label-followed-by="listtab" fo:margin-left="6.331cm"/>
        </style:list-level-properties>
      </text:list-level-style-number>
      <text:list-level-style-number text:level="6" style:num-prefix="(" style:num-suffix=")" style:num-format="a">
        <style:list-level-properties text:list-level-position-and-space-mode="label-alignment">
          <style:list-level-label-alignment text:label-followed-by="listtab" fo:margin-left="7.601cm"/>
        </style:list-level-properties>
      </text:list-level-style-number>
      <text:list-level-style-number text:level="7" style:num-prefix="(" style:num-suffix=")" style:num-format="i">
        <style:list-level-properties text:list-level-position-and-space-mode="label-alignment">
          <style:list-level-label-alignment text:label-followed-by="listtab" fo:margin-left="8.871cm"/>
        </style:list-level-properties>
      </text:list-level-style-number>
      <text:list-level-style-number text:level="8" style:num-prefix="(" style:num-suffix=")" style:num-format="a">
        <style:list-level-properties text:list-level-position-and-space-mode="label-alignment">
          <style:list-level-label-alignment text:label-followed-by="listtab" fo:margin-left="10.141cm"/>
        </style:list-level-properties>
      </text:list-level-style-number>
      <text:list-level-style-number text:level="9" style:num-prefix="(" style:num-suffix=")" style:num-format="i">
        <style:list-level-properties text:list-level-position-and-space-mode="label-alignment">
          <style:list-level-label-alignment text:label-followed-by="listtab"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Zurich XCn BT" fo:font-size="10pt" style:font-size-asian="10pt" style:font-name-complex="Arial1" style:font-size-complex="10pt"/>
    </style:style>
    <style:style style:name="MP2" style:family="paragraph">
      <style:paragraph-properties fo:text-align="center"/>
    </style:style>
    <style:style style:name="MP3" style:family="paragraph" style:parent-style-name="Footer">
      <style:paragraph-properties>
        <style:tab-stops>
          <style:tab-stop style:position="9.502cm" style:type="center"/>
          <style:tab-stop style:position="17.002cm" style:type="right"/>
        </style:tab-stops>
      </style:paragraph-properties>
    </style:style>
    <style:style style:name="MP4" style:family="paragraph" style:parent-style-name="Footer">
      <style:paragraph-properties>
        <style:tab-stops>
          <style:tab-stop style:position="9.502cm" style:type="center"/>
          <style:tab-stop style:position="19.002cm" style:type="right"/>
        </style:tab-stops>
      </style:paragraph-properties>
      <style:text-properties style:font-name="Zurich XCn BT" fo:font-size="8pt" style:font-size-asian="8pt"/>
    </style:style>
    <style:style style:name="MT1" style:family="text">
      <style:text-properties style:font-name="Zurich XCn BT" fo:font-size="8pt" style:font-size-asian="8pt"/>
    </style:style>
    <style:style style:name="MT2" style:family="text">
      <style:text-properties style:font-name="Zurich XCn BT" fo:font-size="9pt" style:font-size-asian="9pt"/>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18cm" svg:stroke-color="#000000" draw:stroke-linejoin="round" draw:fill="solid" draw:fill-color="#ffffff" draw:textarea-horizontal-align="center" draw:textarea-vertical-align="top" fo:padding-top="0.009cm" fo:padding-bottom="0.009cm" fo:padding-left="0.009cm" fo:padding-right="0.00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953cm" fo:margin-bottom="0.75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style:dynamic-spacing="true"/>
      </style:header-style>
      <style:footer-style>
        <style:header-footer-properties fo:min-height="0.52cm" fo:margin-left="0cm" fo:margin-right="0cm" fo:margin-top="0.42cm" style:dynamic-spacing="true"/>
      </style:footer-style>
    </style:page-layout>
  </office:automatic-styles>
  <office:master-styles>
    <style:master-page style:name="Standard" style:page-layout-name="Mpm1">
      <style:header>
        <text:p text:style-name="MP1"><draw:frame text:anchor-type="char" draw:z-index="13" draw:style-name="Mgr1" draw:text-style-name="MP2" svg:width="3.848cm" svg:height="1.502cm" svg:x="13.164cm" svg:y="-0.289cm"><draw:image xlink:href="Pictures/10000201000000CD00000050AF874FDF.png" xlink:type="simple" xlink:show="embed" xlink:actuate="onLoad"><text:p/></draw:image></draw:frame><draw:frame text:anchor-type="char" draw:z-index="6" draw:style-name="Mgr1" draw:text-style-name="MP2" svg:width="6.441cm" svg:height="1.59cm" svg:x="-0.236cm" svg:y="-0.289cm"><draw:image xlink:href="Pictures/10000201000001D4000000743826A62E.png" xlink:type="simple" xlink:show="embed" xlink:actuate="onLoad"><text:p/></draw:image></draw:frame></text:p>
        <text:p text:style-name="Header"/>
        <text:p text:style-name="Header"/>
        <text:p text:style-name="Header"/>
      </style:header>
      <style:footer>
        <text:p text:style-name="MP3"><text:span text:style-name="page_20_number"><text:span text:style-name="MT1"><text:line-break/>DISUP – Divisão de Suporte<text:tab/></text:span></text:span><text:span text:style-name="page_20_number"><text:span text:style-name="MT2"><text:page-number text:select-page="current">7</text:page-number></text:span></text:span><text:span text:style-name="page_20_number"><text:span text:style-name="MT2">/</text:span></text:span><text:span text:style-name="page_20_number"><text:span text:style-name="MT2"><text:page-count>7</text:page-count></text:span></text:span><draw:line text:anchor-type="char" draw:z-index="20" draw:style-name="Mgr2" draw:text-style-name="MP2" svg:x1="0cm" svg:y1="-0.005cm" svg:x2="17.145cm" svg:y2="0.002cm"><text:p/></draw:line></text:p>
        <text:p text:style-name="MP4">http://dti.unilab.edu.b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O DE GERENCIAMENTO DE ESCOPO</dc:title>
    <meta:initial-creator>Erivando Ramos</meta:initial-creator>
    <meta:editing-cycles>13</meta:editing-cycles>
    <meta:print-date>2003-02-06T20:45:00</meta:print-date>
    <meta:creation-date>2016-01-04T12:54:00</meta:creation-date>
    <dc:date>2016-01-18T11:05:05.235000000</dc:date>
    <meta:editing-duration>PT45M22S</meta:editing-duration>
    <meta:generator>LibreOffice/4.3.5.2$Windows_x86 LibreOffice_project/3a87456aaa6a95c63eea1c1b3201acedf0751bd5</meta:generator>
    <meta:document-statistic meta:table-count="2" meta:image-count="0" meta:object-count="0" meta:page-count="7" meta:paragraph-count="137" meta:word-count="2187" meta:character-count="13841" meta:non-whitespace-character-count="11767"/>
    <meta:user-defined meta:name="AppVersion">15.0000</meta:user-defined>
    <meta:user-defined meta:name="Company">www.ricardovargas.com.b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mplate Plano de Gerenciamento de Escopo - SCOPE MANAGEMENT PLAN" xlink:href=""/>
  </office:meta>
</office:document-meta>
</file>